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2547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1.45in"/>
    </style:style>
    <style:style style:name="co7" style:family="table-column">
      <style:table-column-properties fo:break-before="auto" style:column-width="0.1in"/>
    </style:style>
    <style:style style:name="co8" style:family="table-column">
      <style:table-column-properties fo:break-before="auto" style:column-width="0.6047in"/>
    </style:style>
    <style:style style:name="co9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14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1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8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8" style:family="table-cell" style:parent-style-name="Default"/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order="0.74pt solid #000000"/>
    </style:style>
    <style:style style:name="ce3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38" style:family="table-cell" style:parent-style-name="Default">
      <style:table-cell-properties fo:border-bottom="0.74pt solid #000000" fo:background-color="#808080" style:text-align-source="fix" style:repeat-content="false" fo:border-left="0.74pt solid #000000" fo:border-right="none" fo:border-top="0.74pt solid #000000"/>
      <style:paragraph-properties fo:text-align="end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</style:style>
    <style:style style:name="ce4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2" style:family="table-cell" style:parent-style-name="Default">
      <style:table-cell-properties fo:border-bottom="0.74pt solid #000000" fo:background-color="#80808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43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ce30"/>
        <table:table-column table:style-name="co2" table:default-cell-style-name="ce30"/>
        <table:table-column table:style-name="co3" table:number-columns-repeated="4" table:default-cell-style-name="ce33"/>
        <table:table-row table:style-name="ro1">
          <table:table-cell table:style-name="Default"/>
          <table:table-cell table:style-name="ce31" office:value-type="string" calcext:value-type="string">
            <text:p>Signal</text:p>
          </table:table-cell>
          <table:table-cell table:style-name="ce32" office:value-type="string" calcext:value-type="string">
            <text:p>Zynq</text:p>
          </table:table-cell>
          <table:table-cell table:style-name="ce32" office:value-type="string" calcext:value-type="string">
            <text:p>J3</text:p>
          </table:table-cell>
          <table:table-cell table:style-name="ce32" office:value-type="string" calcext:value-type="string">
            <text:p>J1 / J2</text:p>
          </table:table-cell>
          <table:table-cell table:style-name="ce32" office:value-type="string" calcext:value-type="string">
            <text:p>Channel</text:p>
          </table:table-cell>
        </table:table-row>
        <table:table-row table:style-name="ro1">
          <table:table-cell table:style-name="ce29" office:value-type="string" calcext:value-type="string" table:number-columns-spanned="1" table:number-rows-spanned="20">
            <text:p>Bus</text:p>
          </table:table-cell>
          <table:table-cell office:value-type="string" calcext:value-type="string">
            <text:p>Mark 0 In</text:p>
          </table:table-cell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 – 1</text:p>
          </table:table-cell>
          <table:table-cell office:value-type="string" calcext:value-type="string">
            <text:p>Bus Out - J13</text:p>
          </table:table-cell>
        </table:table-row>
        <table:table-row table:style-name="ro1">
          <table:covered-table-cell/>
          <table:table-cell office:value-type="string" calcext:value-type="string">
            <text:p>Mark 0 Out</text:p>
          </table:table-cell>
          <table:table-cell office:value-type="string" calcext:value-type="string">
            <text:p>M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1 – 3</text:p>
          </table:table-cell>
          <table:table-cell office:value-type="string" calcext:value-type="string">
            <text:p>Bus Out - D13</text:p>
          </table:table-cell>
        </table:table-row>
        <table:table-row table:style-name="ro1">
          <table:covered-table-cell/>
          <table:table-cell office:value-type="string" calcext:value-type="string">
            <text:p>Bus In 7</text:p>
          </table:table-cell>
          <table:table-cell office:value-type="string" calcext:value-type="string">
            <text:p>G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1 – 5</text:p>
          </table:table-cell>
          <table:table-cell office:value-type="string" calcext:value-type="string">
            <text:p>Bus Out - G12</text:p>
          </table:table-cell>
        </table:table-row>
        <table:table-row table:style-name="ro1">
          <table:covered-table-cell/>
          <table:table-cell office:value-type="string" calcext:value-type="string">
            <text:p>Bus Out 7</text:p>
          </table:table-cell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 – 7</text:p>
          </table:table-cell>
          <table:table-cell office:value-type="string" calcext:value-type="string">
            <text:p>Bus Out - B12</text:p>
          </table:table-cell>
        </table:table-row>
        <table:table-row table:style-name="ro1">
          <table:covered-table-cell/>
          <table:table-cell office:value-type="string" calcext:value-type="string">
            <text:p>Bus In 6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 – 9</text:p>
          </table:table-cell>
          <table:table-cell office:value-type="string" calcext:value-type="string">
            <text:p>Bus Out - J11</text:p>
          </table:table-cell>
        </table:table-row>
        <table:table-row table:style-name="ro1">
          <table:covered-table-cell/>
          <table:table-cell office:value-type="string" calcext:value-type="string">
            <text:p>Bus Out 6</text:p>
          </table:table-cell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1 – 11</text:p>
          </table:table-cell>
          <table:table-cell office:value-type="string" calcext:value-type="string">
            <text:p>Bus Out - D11</text:p>
          </table:table-cell>
        </table:table-row>
        <table:table-row table:style-name="ro1">
          <table:covered-table-cell/>
          <table:table-cell office:value-type="string" calcext:value-type="string">
            <text:p>Bus In 5</text:p>
          </table:table-cell>
          <table:table-cell office:value-type="string" calcext:value-type="string">
            <text:p>D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 – 13</text:p>
          </table:table-cell>
          <table:table-cell office:value-type="string" calcext:value-type="string">
            <text:p>Bus Out - G10</text:p>
          </table:table-cell>
        </table:table-row>
        <table:table-row table:style-name="ro1">
          <table:covered-table-cell/>
          <table:table-cell office:value-type="string" calcext:value-type="string">
            <text:p>Bus Out 5</text:p>
          </table:table-cell>
          <table:table-cell office:value-type="string" calcext:value-type="string">
            <text:p>G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1 – 15</text:p>
          </table:table-cell>
          <table:table-cell office:value-type="string" calcext:value-type="string">
            <text:p>Bus Out - B10</text:p>
          </table:table-cell>
        </table:table-row>
        <table:table-row table:style-name="ro1">
          <table:covered-table-cell/>
          <table:table-cell office:value-type="string" calcext:value-type="string">
            <text:p>Bus In 4</text:p>
          </table:table-cell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 – 17</text:p>
          </table:table-cell>
          <table:table-cell office:value-type="string" calcext:value-type="string">
            <text:p>Bus Out - J9</text:p>
          </table:table-cell>
        </table:table-row>
        <table:table-row table:style-name="ro1">
          <table:covered-table-cell/>
          <table:table-cell office:value-type="string" calcext:value-type="string">
            <text:p>Bus Out 4</text:p>
          </table:table-cell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1 – 19</text:p>
          </table:table-cell>
          <table:table-cell office:value-type="string" calcext:value-type="string">
            <text:p>Bus Out - D9</text:p>
          </table:table-cell>
        </table:table-row>
        <table:table-row table:style-name="ro1">
          <table:covered-table-cell/>
          <table:table-cell office:value-type="string" calcext:value-type="string">
            <text:p>Bus In 3</text:p>
          </table:table-cell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 – 21</text:p>
          </table:table-cell>
          <table:table-cell office:value-type="string" calcext:value-type="string">
            <text:p>Bus Out - G8</text:p>
          </table:table-cell>
        </table:table-row>
        <table:table-row table:style-name="ro1">
          <table:covered-table-cell/>
          <table:table-cell office:value-type="string" calcext:value-type="string">
            <text:p>Bus Out 3</text:p>
          </table:table-cell>
          <table:table-cell office:value-type="string" calcext:value-type="string">
            <text:p>F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 – 23</text:p>
          </table:table-cell>
          <table:table-cell office:value-type="string" calcext:value-type="string">
            <text:p>Bus Out - B8</text:p>
          </table:table-cell>
        </table:table-row>
        <table:table-row table:style-name="ro1">
          <table:covered-table-cell/>
          <table:table-cell office:value-type="string" calcext:value-type="string">
            <text:p>Bus In 2</text:p>
          </table:table-cell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 – 25</text:p>
          </table:table-cell>
          <table:table-cell office:value-type="string" calcext:value-type="string">
            <text:p>Bus Out - J6</text:p>
          </table:table-cell>
        </table:table-row>
        <table:table-row table:style-name="ro1">
          <table:covered-table-cell/>
          <table:table-cell office:value-type="string" calcext:value-type="string">
            <text:p>Bus Out 2</text:p>
          </table:table-cell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 – 27</text:p>
          </table:table-cell>
          <table:table-cell office:value-type="string" calcext:value-type="string">
            <text:p>Bus Out - D6</text:p>
          </table:table-cell>
        </table:table-row>
        <table:table-row table:style-name="ro1">
          <table:covered-table-cell/>
          <table:table-cell office:value-type="string" calcext:value-type="string">
            <text:p>Bus In 1</text:p>
          </table:table-cell>
          <table:table-cell office:value-type="string" calcext:value-type="string">
            <text:p>B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 – 29</text:p>
          </table:table-cell>
          <table:table-cell office:value-type="string" calcext:value-type="string">
            <text:p>Bus Out - G5</text:p>
          </table:table-cell>
        </table:table-row>
        <table:table-row table:style-name="ro1">
          <table:covered-table-cell/>
          <table:table-cell office:value-type="string" calcext:value-type="string">
            <text:p>Bus Out 1</text:p>
          </table:table-cell>
          <table:table-cell office:value-type="string" calcext:value-type="string">
            <text:p>F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1 – 31</text:p>
          </table:table-cell>
          <table:table-cell office:value-type="string" calcext:value-type="string">
            <text:p>Bus Out - B5</text:p>
          </table:table-cell>
        </table:table-row>
        <table:table-row table:style-name="ro1">
          <table:covered-table-cell/>
          <table:table-cell office:value-type="string" calcext:value-type="string">
            <text:p>Bus In 0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 – 33</text:p>
          </table:table-cell>
          <table:table-cell office:value-type="string" calcext:value-type="string">
            <text:p>Bus Out - J4</text:p>
          </table:table-cell>
        </table:table-row>
        <table:table-row table:style-name="ro1">
          <table:covered-table-cell/>
          <table:table-cell office:value-type="string" calcext:value-type="string">
            <text:p>Bus Out 0</text:p>
          </table:table-cell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 – 35</text:p>
          </table:table-cell>
          <table:table-cell office:value-type="string" calcext:value-type="string">
            <text:p>Bus Out - D4</text:p>
          </table:table-cell>
        </table:table-row>
        <table:table-row table:style-name="ro1">
          <table:covered-table-cell/>
          <table:table-cell office:value-type="string" calcext:value-type="string">
            <text:p>Bus In P</text:p>
          </table:table-cell>
          <table:table-cell office:value-type="string" calcext:value-type="string">
            <text:p>A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 – 37</text:p>
          </table:table-cell>
          <table:table-cell office:value-type="string" calcext:value-type="string">
            <text:p>Bus Out - G3</text:p>
          </table:table-cell>
        </table:table-row>
        <table:table-row table:style-name="ro1">
          <table:covered-table-cell/>
          <table:table-cell office:value-type="string" calcext:value-type="string">
            <text:p>Bus Out P</text:p>
          </table:table-cell>
          <table:table-cell office:value-type="string" calcext:value-type="string">
            <text:p>H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 – 39</text:p>
          </table:table-cell>
          <table:table-cell office:value-type="string" calcext:value-type="string">
            <text:p>Bus Out - B3</text:p>
          </table:table-cell>
        </table:table-row>
        <table:table-row table:style-name="ro1">
          <table:table-cell table:style-name="ce29" office:value-type="string" calcext:value-type="string" table:number-columns-spanned="1" table:number-rows-spanned="19">
            <text:p>Tag</text:p>
          </table:table-cell>
          <table:table-cell office:value-type="string" calcext:value-type="string">
            <text:p>Operational Out</text:p>
          </table:table-cell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2 – 1</text:p>
          </table:table-cell>
          <table:table-cell office:value-type="string" calcext:value-type="string">
            <text:p>Tag Out - J13</text:p>
          </table:table-cell>
        </table:table-row>
        <table:table-row table:style-name="ro1">
          <table:covered-table-cell/>
          <table:table-cell office:value-type="string" calcext:value-type="string">
            <text:p>Service Out</text:p>
          </table:table-cell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2 – 3</text:p>
          </table:table-cell>
          <table:table-cell office:value-type="string" calcext:value-type="string">
            <text:p>Tag Out - D13</text:p>
          </table:table-cell>
        </table:table-row>
        <table:table-row table:style-name="ro1">
          <table:covered-table-cell/>
          <table:table-cell office:value-type="string" calcext:value-type="string">
            <text:p>Hold Out</text:p>
          </table:table-cell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2 – 5</text:p>
          </table:table-cell>
          <table:table-cell office:value-type="string" calcext:value-type="string">
            <text:p>Tag Out - G12</text:p>
          </table:table-cell>
        </table:table-row>
        <table:table-row table:style-name="ro1">
          <table:covered-table-cell/>
          <table:table-cell office:value-type="string" calcext:value-type="string">
            <text:p>Suppress Out</text:p>
          </table:table-cell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2 – 7</text:p>
          </table:table-cell>
          <table:table-cell office:value-type="string" calcext:value-type="string">
            <text:p>Tag Out - B12</text:p>
          </table:table-cell>
        </table:table-row>
        <table:table-row table:style-name="ro1">
          <table:covered-table-cell/>
          <table:table-cell office:value-type="string" calcext:value-type="string">
            <text:p>Disconnect In</text:p>
          </table:table-cell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2 – 9</text:p>
          </table:table-cell>
          <table:table-cell office:value-type="string" calcext:value-type="string">
            <text:p>Tag Out - J11</text:p>
          </table:table-cell>
        </table:table-row>
        <table:table-row table:style-name="ro1">
          <table:covered-table-cell/>
          <table:table-cell office:value-type="string" calcext:value-type="string">
            <text:p>Command Out</text:p>
          </table:table-cell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 – 11</text:p>
          </table:table-cell>
          <table:table-cell office:value-type="string" calcext:value-type="string">
            <text:p>Tag Out - D11</text:p>
          </table:table-cell>
        </table:table-row>
        <table:table-row table:style-name="ro1">
          <table:covered-table-cell/>
          <table:table-cell office:value-type="string" calcext:value-type="string">
            <text:p>Data Out</text:p>
          </table:table-cell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2 – 13</text:p>
          </table:table-cell>
          <table:table-cell office:value-type="string" calcext:value-type="string">
            <text:p>Tag Out - G10</text:p>
          </table:table-cell>
        </table:table-row>
        <table:table-row table:style-name="ro1">
          <table:covered-table-cell/>
          <table:table-cell office:value-type="string" calcext:value-type="string">
            <text:p>Address Out</text:p>
          </table:table-cell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2 – 15</text:p>
          </table:table-cell>
          <table:table-cell office:value-type="string" calcext:value-type="string">
            <text:p>Tag Out - B10</text:p>
          </table:table-cell>
        </table:table-row>
        <table:table-row table:style-name="ro1">
          <table:covered-table-cell/>
          <table:table-cell office:value-type="string" calcext:value-type="string">
            <text:p>Select Out</text:p>
          </table:table-cell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2 – 19</text:p>
          </table:table-cell>
          <table:table-cell office:value-type="string" calcext:value-type="string">
            <text:p>Tag Out - D9</text:p>
          </table:table-cell>
        </table:table-row>
        <table:table-row table:style-name="ro1">
          <table:covered-table-cell/>
          <table:table-cell office:value-type="string" calcext:value-type="string">
            <text:p>Data In</text:p>
          </table:table-cell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2 – 21</text:p>
          </table:table-cell>
          <table:table-cell office:value-type="string" calcext:value-type="string">
            <text:p>Tag Out - G8</text:p>
          </table:table-cell>
        </table:table-row>
        <table:table-row table:style-name="ro1">
          <table:covered-table-cell/>
          <table:table-cell office:value-type="string" calcext:value-type="string">
            <text:p>Select In</text:p>
          </table:table-cell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2 – 23</text:p>
          </table:table-cell>
          <table:table-cell office:value-type="string" calcext:value-type="string">
            <text:p>Tag Out - B8</text:p>
          </table:table-cell>
        </table:table-row>
        <table:table-row table:style-name="ro1">
          <table:covered-table-cell/>
          <table:table-cell office:value-type="string" calcext:value-type="string">
            <text:p>Request In</text:p>
          </table:table-cell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2 – 25</text:p>
          </table:table-cell>
          <table:table-cell office:value-type="string" calcext:value-type="string">
            <text:p>Tag Out - J6</text:p>
          </table:table-cell>
        </table:table-row>
        <table:table-row table:style-name="ro1">
          <table:covered-table-cell/>
          <table:table-cell office:value-type="string" calcext:value-type="string">
            <text:p>Service In</text:p>
          </table:table-cell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2 – 27</text:p>
          </table:table-cell>
          <table:table-cell office:value-type="string" calcext:value-type="string">
            <text:p>Tag Out - D6</text:p>
          </table:table-cell>
        </table:table-row>
        <table:table-row table:style-name="ro1">
          <table:covered-table-cell/>
          <table:table-cell office:value-type="string" calcext:value-type="string">
            <text:p>Metering In</text:p>
          </table:table-cell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 – 29</text:p>
          </table:table-cell>
          <table:table-cell office:value-type="string" calcext:value-type="string">
            <text:p>Tag Out - G5</text:p>
          </table:table-cell>
        </table:table-row>
        <table:table-row table:style-name="ro1">
          <table:covered-table-cell/>
          <table:table-cell office:value-type="string" calcext:value-type="string">
            <text:p>Address In</text:p>
          </table:table-cell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2 – 31</text:p>
          </table:table-cell>
          <table:table-cell office:value-type="string" calcext:value-type="string">
            <text:p>Tag Out - B5</text:p>
          </table:table-cell>
        </table:table-row>
        <table:table-row table:style-name="ro1">
          <table:covered-table-cell/>
          <table:table-cell office:value-type="string" calcext:value-type="string">
            <text:p>Metering Out</text:p>
          </table:table-cell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2 – 33</text:p>
          </table:table-cell>
          <table:table-cell office:value-type="string" calcext:value-type="string">
            <text:p>Tag Out - J4</text:p>
          </table:table-cell>
        </table:table-row>
        <table:table-row table:style-name="ro1">
          <table:covered-table-cell/>
          <table:table-cell office:value-type="string" calcext:value-type="string">
            <text:p>Status In</text:p>
          </table:table-cell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2 – 35</text:p>
          </table:table-cell>
          <table:table-cell office:value-type="string" calcext:value-type="string">
            <text:p>Tag Out - D4</text:p>
          </table:table-cell>
        </table:table-row>
        <table:table-row table:style-name="ro1">
          <table:covered-table-cell/>
          <table:table-cell office:value-type="string" calcext:value-type="string">
            <text:p>Clock Out</text:p>
          </table:table-cell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2 – 37</text:p>
          </table:table-cell>
          <table:table-cell office:value-type="string" calcext:value-type="string">
            <text:p>Tag Out - G3</text:p>
          </table:table-cell>
        </table:table-row>
        <table:table-row table:style-name="ro1">
          <table:covered-table-cell/>
          <table:table-cell office:value-type="string" calcext:value-type="string">
            <text:p>Operational In</text:p>
          </table:table-cell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2 – 39</text:p>
          </table:table-cell>
          <table:table-cell office:value-type="string" calcext:value-type="string">
            <text:p>Tag Out - B3</text:p>
          </table:table-cell>
        </table:table-row>
        <table:table-row table:style-name="ro1">
          <table:table-cell table:style-name="ce29" office:value-type="string" calcext:value-type="string" table:number-columns-spanned="1" table:number-rows-spanned="3">
            <text:p>Other</text:p>
          </table:table-cell>
          <table:table-cell office:value-type="string" calcext:value-type="string">
            <text:p>Driver Enable</text:p>
          </table:table-cell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0</text:p>
          </table:table-cell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1</text:p>
          </table:table-cell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table table:name="Cable" table:style-name="ta1">
        <table:table-column table:style-name="co1" table:number-columns-repeated="2" table:default-cell-style-name="ce33"/>
        <table:table-column table:style-name="co4" table:default-cell-style-name="Default"/>
        <table:table-column table:style-name="co1" table:number-columns-repeated="2" table:default-cell-style-name="ce33"/>
        <table:table-row table:style-name="ro1">
          <table:table-cell table:style-name="ce32" office:value-type="string" calcext:value-type="string">
            <text:p>JST</text:p>
          </table:table-cell>
          <table:table-cell table:style-name="ce32" office:value-type="string" calcext:value-type="string">
            <text:p>“A”</text:p>
          </table:table-cell>
          <table:table-cell/>
          <table:table-cell table:style-name="ce32" office:value-type="string" calcext:value-type="string">
            <text:p>JST</text:p>
          </table:table-cell>
          <table:table-cell table:style-name="ce32" office:value-type="string" calcext:value-type="string">
            <text:p>“A”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<text:s/>J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12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<text:s/>D1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12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<text:s/>G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G13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<text:s/>B1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13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<text:s/>J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10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<text:s/>D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<text:s/>G1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9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<text:s/>B1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9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<text:s/>J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J8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<text:s/>D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8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<text:s/>G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G7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<text:s/>B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B7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<text:s/>J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J7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<text:s/>D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7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<text:s/>G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G4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<text:s/>B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<text:s/>J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J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<text:s/>D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<text:s/>G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G2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<text:s/>B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2</text:p>
          </table:table-cell>
        </table:table-row>
      </table:table>
      <table:table table:name="EBAZ4205 Breakout" table:style-name="ta1">
        <table:table-column table:style-name="co5" table:default-cell-style-name="Default"/>
        <table:table-column table:style-name="co6" table:default-cell-style-name="ce34"/>
        <table:table-column table:style-name="co7" table:default-cell-style-name="ce37"/>
        <table:table-column table:style-name="co8" table:default-cell-style-name="ce39"/>
        <table:table-column table:style-name="co8" table:default-cell-style-name="ce40"/>
        <table:table-column table:style-name="co7" table:default-cell-style-name="ce41"/>
        <table:table-column table:style-name="co6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36"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3];['file:///home/andrew/projects/channel/breakout1/guide2.ods'#$Sheet2.$B$1:.$B$42];['file:///home/andrew/projects/channel/breakout1/guide2.ods'#$Sheet2.$A$1:.$A$42])" office:value-type="string" office:string-value="Bus In 0" calcext:value-type="string">
            <text:p>Bus In 0</text:p>
          </table:table-cell>
          <table:table-cell/>
          <table:table-cell office:value-type="string" calcext:value-type="string">
            <text:p>H16</text:p>
          </table:table-cell>
          <table:table-cell office:value-type="string" calcext:value-type="string">
            <text:p>A20</text:p>
          </table:table-cell>
          <table:table-cell/>
          <table:table-cell table:formula="of:=LOOKUP([.E3];['file:///home/andrew/projects/channel/breakout1/guide2.ods'#$Sheet2.$B$1:.$B$42];['file:///home/andrew/projects/channel/breakout1/guide2.ods'#$Sheet2.$A$1:.$A$42])" office:value-type="string" office:string-value="Bus In P" calcext:value-type="string">
            <text:p>Bus In P</text:p>
          </table:table-cell>
        </table:table-row>
        <table:table-row table:style-name="ro1">
          <table:table-cell/>
          <table:table-cell table:formula="of:=LOOKUP([.D4];['file:///home/andrew/projects/channel/breakout1/guide2.ods'#$Sheet2.$B$1:.$B$42];['file:///home/andrew/projects/channel/breakout1/guide2.ods'#$Sheet2.$A$1:.$A$42])" office:value-type="string" office:string-value="Bus In 2" calcext:value-type="string">
            <text:p>Bus In 2</text:p>
          </table:table-cell>
          <table:table-cell/>
          <table:table-cell office:value-type="string" calcext:value-type="string">
            <text:p>B20</text:p>
          </table:table-cell>
          <table:table-cell office:value-type="string" calcext:value-type="string">
            <text:p>B19</text:p>
          </table:table-cell>
          <table:table-cell/>
          <table:table-cell table:formula="of:=LOOKUP([.E4];['file:///home/andrew/projects/channel/breakout1/guide2.ods'#$Sheet2.$B$1:.$B$42];['file:///home/andrew/projects/channel/breakout1/guide2.ods'#$Sheet2.$A$1:.$A$42])" office:value-type="string" office:string-value="Bus In 1" calcext:value-type="string">
            <text:p>Bus In 1</text:p>
          </table:table-cell>
        </table:table-row>
        <table:table-row table:style-name="ro1">
          <table:table-cell/>
          <table:table-cell table:formula="of:=LOOKUP([.D5];['file:///home/andrew/projects/channel/breakout1/guide2.ods'#$Sheet2.$B$1:.$B$42];['file:///home/andrew/projects/channel/breakout1/guide2.ods'#$Sheet2.$A$1:.$A$42])" office:value-type="string" office:string-value="Bus In 4" calcext:value-type="string">
            <text:p>Bus In 4</text:p>
          </table:table-cell>
          <table:table-cell/>
          <table:table-cell office:value-type="string" calcext:value-type="string">
            <text:p>C20</text:p>
          </table:table-cell>
          <table:table-cell office:value-type="string" calcext:value-type="string">
            <text:p>H17</text:p>
          </table:table-cell>
          <table:table-cell/>
          <table:table-cell table:formula="of:=LOOKUP([.E5];['file:///home/andrew/projects/channel/breakout1/guide2.ods'#$Sheet2.$B$1:.$B$42];['file:///home/andrew/projects/channel/breakout1/guide2.ods'#$Sheet2.$A$1:.$A$42])" office:value-type="string" office:string-value="Bus In 3" calcext:value-type="string">
            <text:p>Bus In 3</text:p>
          </table:table-cell>
        </table:table-row>
        <table:table-row table:style-name="ro1">
          <table:table-cell/>
          <table:table-cell table:formula="of:=LOOKUP([.D6];['file:///home/andrew/projects/channel/breakout1/guide2.ods'#$Sheet2.$B$1:.$B$42];['file:///home/andrew/projects/channel/breakout1/guide2.ods'#$Sheet2.$A$1:.$A$42])" office:value-type="string" office:string-value="Bus In 6" calcext:value-type="string">
            <text:p>Bus In 6</text:p>
          </table:table-cell>
          <table:table-cell/>
          <table:table-cell office:value-type="string" calcext:value-type="string">
            <text:p>D18</text:p>
          </table:table-cell>
          <table:table-cell office:value-type="string" calcext:value-type="string">
            <text:p>D20</text:p>
          </table:table-cell>
          <table:table-cell/>
          <table:table-cell table:formula="of:=LOOKUP([.E6];['file:///home/andrew/projects/channel/breakout1/guide2.ods'#$Sheet2.$B$1:.$B$42];['file:///home/andrew/projects/channel/breakout1/guide2.ods'#$Sheet2.$A$1:.$A$42])" office:value-type="string" office:string-value="Bus In 5" calcext:value-type="string">
            <text:p>Bus In 5</text:p>
          </table:table-cell>
        </table:table-row>
        <table:table-row table:style-name="ro1">
          <table:table-cell/>
          <table:table-cell table:formula="of:=LOOKUP([.D7];['file:///home/andrew/projects/channel/breakout1/guide2.ods'#$Sheet2.$B$1:.$B$42];['file:///home/andrew/projects/channel/breakout1/guide2.ods'#$Sheet2.$A$1:.$A$42])" office:value-type="string" office:string-value="Bus Out 0" calcext:value-type="string">
            <text:p>Bus Out 0</text:p>
          </table:table-cell>
          <table:table-cell table:style-name="ce38"/>
          <table:table-cell office:value-type="string" calcext:value-type="string">
            <text:p>D19</text:p>
          </table:table-cell>
          <table:table-cell office:value-type="string" calcext:value-type="string">
            <text:p>H18</text:p>
          </table:table-cell>
          <table:table-cell table:style-name="ce42"/>
          <table:table-cell table:formula="of:=LOOKUP([.E7];['file:///home/andrew/projects/channel/breakout1/guide2.ods'#$Sheet2.$B$1:.$B$42];['file:///home/andrew/projects/channel/breakout1/guide2.ods'#$Sheet2.$A$1:.$A$42])" office:value-type="string" office:string-value="Bus Out P" calcext:value-type="string">
            <text:p>Bus Out P</text:p>
          </table:table-cell>
        </table:table-row>
        <table:table-row table:style-name="ro1">
          <table:table-cell/>
          <table:table-cell table:formula="of:=LOOKUP([.D8];['file:///home/andrew/projects/channel/breakout1/guide2.ods'#$Sheet2.$B$1:.$B$42];['file:///home/andrew/projects/channel/breakout1/guide2.ods'#$Sheet2.$A$1:.$A$42])" office:value-type="string" office:string-value="Bus Out 2" calcext:value-type="string">
            <text:p>Bus Out 2</text:p>
          </table:table-cell>
          <table:table-cell table:style-name="ce38"/>
          <table:table-cell office:value-type="string" calcext:value-type="string">
            <text:p>E19</text:p>
          </table:table-cell>
          <table:table-cell office:value-type="string" calcext:value-type="string">
            <text:p>F20</text:p>
          </table:table-cell>
          <table:table-cell table:style-name="ce42"/>
          <table:table-cell table:formula="of:=LOOKUP([.E8];['file:///home/andrew/projects/channel/breakout1/guide2.ods'#$Sheet2.$B$1:.$B$42];['file:///home/andrew/projects/channel/breakout1/guide2.ods'#$Sheet2.$A$1:.$A$42])" office:value-type="string" office:string-value="Bus Out 1" calcext:value-type="string">
            <text:p>Bus Out 1</text:p>
          </table:table-cell>
        </table:table-row>
        <table:table-row table:style-name="ro1">
          <table:table-cell/>
          <table:table-cell table:formula="of:=LOOKUP([.D9];['file:///home/andrew/projects/channel/breakout1/guide2.ods'#$Sheet2.$B$1:.$B$42];['file:///home/andrew/projects/channel/breakout1/guide2.ods'#$Sheet2.$A$1:.$A$42])" office:value-type="string" office:string-value="Bus Out 4" calcext:value-type="string">
            <text:p>Bus Out 4</text:p>
          </table:table-cell>
          <table:table-cell table:style-name="ce38"/>
          <table:table-cell office:value-type="string" calcext:value-type="string">
            <text:p>K17</text:p>
          </table:table-cell>
          <table:table-cell office:value-type="string" calcext:value-type="string">
            <text:p>F19</text:p>
          </table:table-cell>
          <table:table-cell table:style-name="ce42"/>
          <table:table-cell table:formula="of:=LOOKUP([.E9];['file:///home/andrew/projects/channel/breakout1/guide2.ods'#$Sheet2.$B$1:.$B$42];['file:///home/andrew/projects/channel/breakout1/guide2.ods'#$Sheet2.$A$1:.$A$42])" office:value-type="string" office:string-value="Bus Out 3" calcext:value-type="string">
            <text:p>Bus Out 3</text:p>
          </table:table-cell>
        </table:table-row>
        <table:table-row table:style-name="ro1">
          <table:table-cell/>
          <table:table-cell table:style-name="ce35"/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5"/>
          <table:table-cell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12];['file:///home/andrew/projects/channel/breakout1/guide2.ods'#$Sheet2.$B$1:.$B$42];['file:///home/andrew/projects/channel/breakout1/guide2.ods'#$Sheet2.$A$1:.$A$42])" office:value-type="string" office:string-value="Bus Out 6" calcext:value-type="string">
            <text:p>Bus Out 6</text:p>
          </table:table-cell>
          <table:table-cell table:style-name="ce38"/>
          <table:table-cell office:value-type="string" calcext:value-type="string">
            <text:p>J18</text:p>
          </table:table-cell>
          <table:table-cell office:value-type="string" calcext:value-type="string">
            <text:p>G20</text:p>
          </table:table-cell>
          <table:table-cell table:style-name="ce42"/>
          <table:table-cell table:formula="of:=LOOKUP([.E12];['file:///home/andrew/projects/channel/breakout1/guide2.ods'#$Sheet2.$B$1:.$B$42];['file:///home/andrew/projects/channel/breakout1/guide2.ods'#$Sheet2.$A$1:.$A$42])" office:value-type="string" office:string-value="Bus Out 5" calcext:value-type="string">
            <text:p>Bus Out 5</text:p>
          </table:table-cell>
        </table:table-row>
        <table:table-row table:style-name="ro1">
          <table:table-cell/>
          <table:table-cell table:formula="of:=LOOKUP([.D13];['file:///home/andrew/projects/channel/breakout1/guide2.ods'#$Sheet2.$B$1:.$B$42];['file:///home/andrew/projects/channel/breakout1/guide2.ods'#$Sheet2.$A$1:.$A$42])" office:value-type="string" office:string-value="Mark 0 In" calcext:value-type="string">
            <text:p>Mark 0 In</text:p>
          </table:table-cell>
          <table:table-cell/>
          <table:table-cell office:value-type="string" calcext:value-type="string">
            <text:p>H20</text:p>
          </table:table-cell>
          <table:table-cell office:value-type="string" calcext:value-type="string">
            <text:p>G19</text:p>
          </table:table-cell>
          <table:table-cell/>
          <table:table-cell table:formula="of:=LOOKUP([.E13];['file:///home/andrew/projects/channel/breakout1/guide2.ods'#$Sheet2.$B$1:.$B$42];['file:///home/andrew/projects/channel/breakout1/guide2.ods'#$Sheet2.$A$1:.$A$42])" office:value-type="string" office:string-value="Bus In 7" calcext:value-type="string">
            <text:p>Bus In 7</text:p>
          </table:table-cell>
        </table:table-row>
        <table:table-row table:style-name="ro1">
          <table:table-cell/>
          <table:table-cell table:formula="of:=LOOKUP([.D14];['file:///home/andrew/projects/channel/breakout1/guide2.ods'#$Sheet2.$B$1:.$B$42];['file:///home/andrew/projects/channel/breakout1/guide2.ods'#$Sheet2.$A$1:.$A$42])" office:value-type="string" office:string-value="Status In" calcext:value-type="string">
            <text:p>Status In</text:p>
          </table:table-cell>
          <table:table-cell/>
          <table:table-cell office:value-type="string" calcext:value-type="string">
            <text:p>J19</text:p>
          </table:table-cell>
          <table:table-cell office:value-type="string" calcext:value-type="string">
            <text:p>K18</text:p>
          </table:table-cell>
          <table:table-cell/>
          <table:table-cell table:formula="of:=LOOKUP([.E14];['file:///home/andrew/projects/channel/breakout1/guide2.ods'#$Sheet2.$B$1:.$B$42];['file:///home/andrew/projects/channel/breakout1/guide2.ods'#$Sheet2.$A$1:.$A$42])" office:value-type="string" office:string-value="Operational In" calcext:value-type="string">
            <text:p>Operational In</text:p>
          </table:table-cell>
        </table:table-row>
        <table:table-row table:style-name="ro1">
          <table:table-cell/>
          <table:table-cell table:formula="of:=LOOKUP([.D15];['file:///home/andrew/projects/channel/breakout1/guide2.ods'#$Sheet2.$B$1:.$B$42];['file:///home/andrew/projects/channel/breakout1/guide2.ods'#$Sheet2.$A$1:.$A$42])" office:value-type="string" office:string-value="Metering In" calcext:value-type="string">
            <text:p>Metering In</text:p>
          </table:table-cell>
          <table:table-cell/>
          <table:table-cell office:value-type="string" calcext:value-type="string">
            <text:p>J20</text:p>
          </table:table-cell>
          <table:table-cell office:value-type="string" calcext:value-type="string">
            <text:p>K19</text:p>
          </table:table-cell>
          <table:table-cell/>
          <table:table-cell table:formula="of:=LOOKUP([.E15];['file:///home/andrew/projects/channel/breakout1/guide2.ods'#$Sheet2.$B$1:.$B$42];['file:///home/andrew/projects/channel/breakout1/guide2.ods'#$Sheet2.$A$1:.$A$42])" office:value-type="string" office:string-value="Address In" calcext:value-type="string">
            <text:p>Address In</text:p>
          </table:table-cell>
        </table:table-row>
        <table:table-row table:style-name="ro1">
          <table:table-cell/>
          <table:table-cell table:formula="of:=LOOKUP([.D16];['file:///home/andrew/projects/channel/breakout1/guide2.ods'#$Sheet2.$B$1:.$B$42];['file:///home/andrew/projects/channel/breakout1/guide2.ods'#$Sheet2.$A$1:.$A$42])" office:value-type="string" office:string-value="Bus Out 7" calcext:value-type="string">
            <text:p>Bus Out 7</text:p>
          </table:table-cell>
          <table:table-cell table:style-name="ce38"/>
          <table:table-cell office:value-type="string" calcext:value-type="string">
            <text:p>L19</text:p>
          </table:table-cell>
          <table:table-cell office:value-type="string" calcext:value-type="string">
            <text:p>L16</text:p>
          </table:table-cell>
          <table:table-cell/>
          <table:table-cell table:formula="of:=LOOKUP([.E16];['file:///home/andrew/projects/channel/breakout1/guide2.ods'#$Sheet2.$B$1:.$B$42];['file:///home/andrew/projects/channel/breakout1/guide2.ods'#$Sheet2.$A$1:.$A$42])" office:value-type="string" office:string-value="Service In" calcext:value-type="string">
            <text:p>Service In</text:p>
          </table:table-cell>
        </table:table-row>
        <table:table-row table:style-name="ro1">
          <table:table-cell/>
          <table:table-cell table:formula="of:=LOOKUP([.D17];['file:///home/andrew/projects/channel/breakout1/guide2.ods'#$Sheet2.$B$1:.$B$42];['file:///home/andrew/projects/channel/breakout1/guide2.ods'#$Sheet2.$A$1:.$A$42])" office:value-type="string" office:string-value="Clock Out" calcext:value-type="string">
            <text:p>Clock Out</text:p>
          </table:table-cell>
          <table:table-cell table:style-name="ce38"/>
          <table:table-cell office:value-type="string" calcext:value-type="string">
            <text:p>L20</text:p>
          </table:table-cell>
          <table:table-cell office:value-type="string" calcext:value-type="string">
            <text:p>M18</text:p>
          </table:table-cell>
          <table:table-cell table:style-name="ce42"/>
          <table:table-cell table:formula="of:=LOOKUP([.E17];['file:///home/andrew/projects/channel/breakout1/guide2.ods'#$Sheet2.$B$1:.$B$42];['file:///home/andrew/projects/channel/breakout1/guide2.ods'#$Sheet2.$A$1:.$A$42])" office:value-type="string" office:string-value="Mark 0 Out" calcext:value-type="string">
            <text:p>Mark 0 Out</text:p>
          </table:table-cell>
        </table:table-row>
        <table:table-row table:style-name="ro1">
          <table:table-cell/>
          <table:table-cell table:formula="of:=LOOKUP([.D18];['file:///home/andrew/projects/channel/breakout1/guide2.ods'#$Sheet2.$B$1:.$B$42];['file:///home/andrew/projects/channel/breakout1/guide2.ods'#$Sheet2.$A$1:.$A$42])" office:value-type="string" office:string-value="GPIO 0" calcext:value-type="string">
            <text:p>GPIO 0</text:p>
          </table:table-cell>
          <table:table-cell/>
          <table:table-cell office:value-type="string" calcext:value-type="string">
            <text:p>L17</text:p>
          </table:table-cell>
          <table:table-cell office:value-type="string" calcext:value-type="string">
            <text:p>M20</text:p>
          </table:table-cell>
          <table:table-cell/>
          <table:table-cell table:formula="of:=LOOKUP([.E18];['file:///home/andrew/projects/channel/breakout1/guide2.ods'#$Sheet2.$B$1:.$B$42];['file:///home/andrew/projects/channel/breakout1/guide2.ods'#$Sheet2.$A$1:.$A$42])" office:value-type="string" office:string-value="GPIO 1" calcext:value-type="string">
            <text:p>GPIO 1</text:p>
          </table:table-cell>
        </table:table-row>
        <table:table-row table:style-name="ro1">
          <table:table-cell/>
          <table:table-cell table:style-name="ce35"/>
          <table:table-cell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ce35"/>
          <table:table-cell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  <table:table-row table:style-name="ro1">
          <table:table-cell/>
          <table:table-cell table:formula="of:=LOOKUP([.D21];['file:///home/andrew/projects/channel/breakout1/guide2.ods'#$Sheet2.$B$1:.$B$42];['file:///home/andrew/projects/channel/breakout1/guide2.ods'#$Sheet2.$A$1:.$A$42])" office:value-type="string" office:string-value="Address Out" calcext:value-type="string">
            <text:p>Address Out</text:p>
          </table:table-cell>
          <table:table-cell table:style-name="ce38"/>
          <table:table-cell office:value-type="string" calcext:value-type="string">
            <text:p>N20</text:p>
          </table:table-cell>
          <table:table-cell office:value-type="string" calcext:value-type="string">
            <text:p>M19</text:p>
          </table:table-cell>
          <table:table-cell table:style-name="ce42"/>
          <table:table-cell table:formula="of:=LOOKUP([.E21];['file:///home/andrew/projects/channel/breakout1/guide2.ods'#$Sheet2.$B$1:.$B$42];['file:///home/andrew/projects/channel/breakout1/guide2.ods'#$Sheet2.$A$1:.$A$42])" office:value-type="string" office:string-value="Metering Out" calcext:value-type="string">
            <text:p>Metering Out</text:p>
          </table:table-cell>
        </table:table-row>
        <table:table-row table:style-name="ro1">
          <table:table-cell/>
          <table:table-cell table:formula="of:=LOOKUP([.D22];['file:///home/andrew/projects/channel/breakout1/guide2.ods'#$Sheet2.$B$1:.$B$42];['file:///home/andrew/projects/channel/breakout1/guide2.ods'#$Sheet2.$A$1:.$A$42])" office:value-type="string" office:string-value="Request In" calcext:value-type="string">
            <text:p>Request In</text:p>
          </table:table-cell>
          <table:table-cell/>
          <table:table-cell office:value-type="string" calcext:value-type="string">
            <text:p>M17</text:p>
          </table:table-cell>
          <table:table-cell office:value-type="string" calcext:value-type="string">
            <text:p>P18</text:p>
          </table:table-cell>
          <table:table-cell table:style-name="ce42"/>
          <table:table-cell table:formula="of:=LOOKUP([.E22];['file:///home/andrew/projects/channel/breakout1/guide2.ods'#$Sheet2.$B$1:.$B$42];['file:///home/andrew/projects/channel/breakout1/guide2.ods'#$Sheet2.$A$1:.$A$42])" office:value-type="string" office:string-value="Select Out" calcext:value-type="string">
            <text:p>Select Out</text:p>
          </table:table-cell>
        </table:table-row>
        <table:table-row table:style-name="ro1">
          <table:table-cell/>
          <table:table-cell table:formula="of:=LOOKUP([.D23];['file:///home/andrew/projects/channel/breakout1/guide2.ods'#$Sheet2.$B$1:.$B$42];['file:///home/andrew/projects/channel/breakout1/guide2.ods'#$Sheet2.$A$1:.$A$42])" office:value-type="string" office:string-value="Disconnect In" calcext:value-type="string">
            <text:p>Disconnect In</text:p>
          </table:table-cell>
          <table:table-cell/>
          <table:table-cell office:value-type="string" calcext:value-type="string">
            <text:p>N17</text:p>
          </table:table-cell>
          <table:table-cell office:value-type="string" calcext:value-type="string">
            <text:p>P20</text:p>
          </table:table-cell>
          <table:table-cell/>
          <table:table-cell table:formula="of:=LOOKUP([.E23];['file:///home/andrew/projects/channel/breakout1/guide2.ods'#$Sheet2.$B$1:.$B$42];['file:///home/andrew/projects/channel/breakout1/guide2.ods'#$Sheet2.$A$1:.$A$42])" office:value-type="string" office:string-value="Select In" calcext:value-type="string">
            <text:p>Select In</text:p>
          </table:table-cell>
        </table:table-row>
        <table:table-row table:style-name="ro1">
          <table:table-cell/>
          <table:table-cell table:formula="of:=LOOKUP([.D24];['file:///home/andrew/projects/channel/breakout1/guide2.ods'#$Sheet2.$B$1:.$B$42];['file:///home/andrew/projects/channel/breakout1/guide2.ods'#$Sheet2.$A$1:.$A$42])" office:value-type="string" office:string-value="Data Out" calcext:value-type="string">
            <text:p>Data Out</text:p>
          </table:table-cell>
          <table:table-cell table:style-name="ce38"/>
          <table:table-cell office:value-type="string" calcext:value-type="string">
            <text:p>R19</text:p>
          </table:table-cell>
          <table:table-cell office:value-type="string" calcext:value-type="string">
            <text:p>R18</text:p>
          </table:table-cell>
          <table:table-cell/>
          <table:table-cell table:formula="of:=LOOKUP([.E24];['file:///home/andrew/projects/channel/breakout1/guide2.ods'#$Sheet2.$B$1:.$B$42];['file:///home/andrew/projects/channel/breakout1/guide2.ods'#$Sheet2.$A$1:.$A$42])" office:value-type="string" office:string-value="Data In" calcext:value-type="string">
            <text:p>Data In</text:p>
          </table:table-cell>
        </table:table-row>
        <table:table-row table:style-name="ro1">
          <table:table-cell/>
          <table:table-cell table:formula="of:=LOOKUP([.D25];['file:///home/andrew/projects/channel/breakout1/guide2.ods'#$Sheet2.$B$1:.$B$42];['file:///home/andrew/projects/channel/breakout1/guide2.ods'#$Sheet2.$A$1:.$A$42])" office:value-type="string" office:string-value="Suppress Out" calcext:value-type="string">
            <text:p>Suppress Out</text:p>
          </table:table-cell>
          <table:table-cell table:style-name="ce38"/>
          <table:table-cell office:value-type="string" calcext:value-type="string">
            <text:p>T20</text:p>
          </table:table-cell>
          <table:table-cell office:value-type="string" calcext:value-type="string">
            <text:p>P19</text:p>
          </table:table-cell>
          <table:table-cell table:style-name="ce42"/>
          <table:table-cell table:formula="of:=LOOKUP([.E25];['file:///home/andrew/projects/channel/breakout1/guide2.ods'#$Sheet2.$B$1:.$B$42];['file:///home/andrew/projects/channel/breakout1/guide2.ods'#$Sheet2.$A$1:.$A$42])" office:value-type="string" office:string-value="Command Out" calcext:value-type="string">
            <text:p>Command Out</text:p>
          </table:table-cell>
        </table:table-row>
        <table:table-row table:style-name="ro1">
          <table:table-cell/>
          <table:table-cell table:formula="of:=LOOKUP([.D26];['file:///home/andrew/projects/channel/breakout1/guide2.ods'#$Sheet2.$B$1:.$B$42];['file:///home/andrew/projects/channel/breakout1/guide2.ods'#$Sheet2.$A$1:.$A$42])" office:value-type="string" office:string-value="Operational Out" calcext:value-type="string">
            <text:p>Operational Out</text:p>
          </table:table-cell>
          <table:table-cell table:style-name="ce38"/>
          <table:table-cell office:value-type="string" calcext:value-type="string">
            <text:p>T19</text:p>
          </table:table-cell>
          <table:table-cell office:value-type="string" calcext:value-type="string">
            <text:p>U20</text:p>
          </table:table-cell>
          <table:table-cell table:style-name="ce42"/>
          <table:table-cell table:formula="of:=LOOKUP([.E26];['file:///home/andrew/projects/channel/breakout1/guide2.ods'#$Sheet2.$B$1:.$B$42];['file:///home/andrew/projects/channel/breakout1/guide2.ods'#$Sheet2.$A$1:.$A$42])" office:value-type="string" office:string-value="Service Out" calcext:value-type="string">
            <text:p>Service Out</text:p>
          </table:table-cell>
        </table:table-row>
        <table:table-row table:style-name="ro1">
          <table:table-cell/>
          <table:table-cell table:formula="of:=LOOKUP([.D27];['file:///home/andrew/projects/channel/breakout1/guide2.ods'#$Sheet2.$B$1:.$B$42];['file:///home/andrew/projects/channel/breakout1/guide2.ods'#$Sheet2.$A$1:.$A$42])" office:value-type="string" office:string-value="Driver Enable" calcext:value-type="string">
            <text:p>Driver Enable</text:p>
          </table:table-cell>
          <table:table-cell/>
          <table:table-cell office:value-type="string" calcext:value-type="string">
            <text:p>U19</text:p>
          </table:table-cell>
          <table:table-cell office:value-type="string" calcext:value-type="string">
            <text:p>V20</text:p>
          </table:table-cell>
          <table:table-cell table:style-name="ce42"/>
          <table:table-cell table:formula="of:=LOOKUP([.E27];['file:///home/andrew/projects/channel/breakout1/guide2.ods'#$Sheet2.$B$1:.$B$42];['file:///home/andrew/projects/channel/breakout1/guide2.ods'#$Sheet2.$A$1:.$A$42])" office:value-type="string" office:string-value="Hold Out" calcext:value-type="string">
            <text:p>Hold Out</text:p>
          </table:table-cell>
        </table:table-row>
        <table:table-row table:style-name="ro1">
          <table:table-cell/>
          <table:table-cell table:style-name="Default"/>
          <table:table-cell table:style-name="ce36"/>
          <table:table-cell table:number-columns-repeated="2" office:value-type="string" calcext:value-type="string">
            <text:p>GND</text:p>
          </table:table-cell>
          <table:table-cell/>
          <table:table-cell table:style-name="Default"/>
        </table:table-row>
        <table:table-row table:style-name="ro1">
          <table:table-cell/>
          <table:table-cell table:style-name="Default"/>
          <table:table-cell table:style-name="ce36"/>
          <table:table-cell table:number-columns-repeated="2" office:value-type="string" calcext:value-type="string">
            <text:p>3V3</text:p>
          </table:table-cell>
          <table:table-cell/>
          <table:table-cell table:style-name="Default"/>
        </table:table-row>
      </table:table>
      <table:table table:name="XDC" table:style-name="ta1"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Zynq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XDC</text:p>
          </table:table-cell>
        </table:table-row>
        <table:table-row table:style-name="ro1">
          <table:table-cell table:formula="of:=[$Pins.B2]" office:value-type="string" office:string-value="Mark 0 In" calcext:value-type="string">
            <text:p>Mark 0 In</text:p>
          </table:table-cell>
          <table:table-cell table:formula="of:=[$Pins.C2]" office:value-type="string" office:string-value="H20" calcext:value-type="string">
            <text:p>H20</text:p>
          </table:table-cell>
          <table:table-cell office:value-type="string" calcext:value-type="string">
            <text:p>A_MARK_0_IN_N</text:p>
          </table:table-cell>
          <table:table-cell table:formula="of:=COM.MICROSOFT.CONCAT(&quot;set_property -dict { PACKAGE_PIN &quot;;[.B2];&quot; IOSTANDARD LVCMOS33 } [get_ports { &quot;;[.C2];&quot; }]; # &quot;;[.A2])" office:value-type="string" office:string-value="set_property -dict { PACKAGE_PIN H20 IOSTANDARD LVCMOS33 } [get_ports { A_MARK_0_IN_N }]; # Mark 0 In" calcext:value-type="string">
            <text:p>set_property -dict { PACKAGE_PIN H20 IOSTANDARD LVCMOS33 } [get_ports { A_MARK_0_IN_N }]; # Mark 0 In</text:p>
          </table:table-cell>
        </table:table-row>
        <table:table-row table:style-name="ro1">
          <table:table-cell table:formula="of:=[$Pins.B3]" office:value-type="string" office:string-value="Mark 0 Out" calcext:value-type="string">
            <text:p>Mark 0 Out</text:p>
          </table:table-cell>
          <table:table-cell table:formula="of:=[$Pins.C3]" office:value-type="string" office:string-value="M18" calcext:value-type="string">
            <text:p>M18</text:p>
          </table:table-cell>
          <table:table-cell office:value-type="string" calcext:value-type="string">
            <text:p>A_MARK_0_OUT</text:p>
          </table:table-cell>
          <table:table-cell table:formula="of:=COM.MICROSOFT.CONCAT(&quot;set_property -dict { PACKAGE_PIN &quot;;[.B3];&quot; IOSTANDARD LVCMOS33 } [get_ports { &quot;;[.C3];&quot; }]; # &quot;;[.A3])" office:value-type="string" office:string-value="set_property -dict { PACKAGE_PIN M18 IOSTANDARD LVCMOS33 } [get_ports { A_MARK_0_OUT }]; # Mark 0 Out" calcext:value-type="string">
            <text:p>set_property -dict { PACKAGE_PIN M18 IOSTANDARD LVCMOS33 } [get_ports { A_MARK_0_OUT }]; # Mark 0 Out</text:p>
          </table:table-cell>
        </table:table-row>
        <table:table-row table:style-name="ro1">
          <table:table-cell table:formula="of:=[$Pins.B4]" office:value-type="string" office:string-value="Bus In 7" calcext:value-type="string">
            <text:p>Bus In 7</text:p>
          </table:table-cell>
          <table:table-cell table:formula="of:=[$Pins.C4]" office:value-type="string" office:string-value="G19" calcext:value-type="string">
            <text:p>G19</text:p>
          </table:table-cell>
          <table:table-cell table:style-name="ce43" office:value-type="string" calcext:value-type="string">
            <text:p>A_BUS_IN_N[0]</text:p>
          </table:table-cell>
          <table:table-cell table:formula="of:=COM.MICROSOFT.CONCAT(&quot;set_property -dict { PACKAGE_PIN &quot;;[.B4];&quot; IOSTANDARD LVCMOS33 } [get_ports { &quot;;[.C4];&quot; }]; # &quot;;[.A4])" office:value-type="string" office:string-value="set_property -dict { PACKAGE_PIN G19 IOSTANDARD LVCMOS33 } [get_ports { A_BUS_IN_N[0] }]; # Bus In 7" calcext:value-type="string">
            <text:p>set_property -dict { PACKAGE_PIN G19 IOSTANDARD LVCMOS33 } [get_ports { A_BUS_IN_N[0] }]; # Bus In 7</text:p>
          </table:table-cell>
        </table:table-row>
        <table:table-row table:style-name="ro1">
          <table:table-cell table:formula="of:=[$Pins.B5]" office:value-type="string" office:string-value="Bus Out 7" calcext:value-type="string">
            <text:p>Bus Out 7</text:p>
          </table:table-cell>
          <table:table-cell table:formula="of:=[$Pins.C5]" office:value-type="string" office:string-value="L19" calcext:value-type="string">
            <text:p>L19</text:p>
          </table:table-cell>
          <table:table-cell table:style-name="ce43" office:value-type="string" calcext:value-type="string">
            <text:p>A_BUS_OUT[0]</text:p>
          </table:table-cell>
          <table:table-cell table:formula="of:=COM.MICROSOFT.CONCAT(&quot;set_property -dict { PACKAGE_PIN &quot;;[.B5];&quot; IOSTANDARD LVCMOS33 } [get_ports { &quot;;[.C5];&quot; }]; # &quot;;[.A5])" office:value-type="string" office:string-value="set_property -dict { PACKAGE_PIN L19 IOSTANDARD LVCMOS33 } [get_ports { A_BUS_OUT[0] }]; # Bus Out 7" calcext:value-type="string">
            <text:p>set_property -dict { PACKAGE_PIN L19 IOSTANDARD LVCMOS33 } [get_ports { A_BUS_OUT[0] }]; # Bus Out 7</text:p>
          </table:table-cell>
        </table:table-row>
        <table:table-row table:style-name="ro1">
          <table:table-cell table:formula="of:=[$Pins.B6]" office:value-type="string" office:string-value="Bus In 6" calcext:value-type="string">
            <text:p>Bus In 6</text:p>
          </table:table-cell>
          <table:table-cell table:formula="of:=[$Pins.C6]" office:value-type="string" office:string-value="D18" calcext:value-type="string">
            <text:p>D18</text:p>
          </table:table-cell>
          <table:table-cell table:style-name="ce43" office:value-type="string" calcext:value-type="string">
            <text:p>A_BUS_IN_N[1]</text:p>
          </table:table-cell>
          <table:table-cell table:formula="of:=COM.MICROSOFT.CONCAT(&quot;set_property -dict { PACKAGE_PIN &quot;;[.B6];&quot; IOSTANDARD LVCMOS33 } [get_ports { &quot;;[.C6];&quot; }]; # &quot;;[.A6])" office:value-type="string" office:string-value="set_property -dict { PACKAGE_PIN D18 IOSTANDARD LVCMOS33 } [get_ports { A_BUS_IN_N[1] }]; # Bus In 6" calcext:value-type="string">
            <text:p>set_property -dict { PACKAGE_PIN D18 IOSTANDARD LVCMOS33 } [get_ports { A_BUS_IN_N[1] }]; # Bus In 6</text:p>
          </table:table-cell>
        </table:table-row>
        <table:table-row table:style-name="ro1">
          <table:table-cell table:formula="of:=[$Pins.B7]" office:value-type="string" office:string-value="Bus Out 6" calcext:value-type="string">
            <text:p>Bus Out 6</text:p>
          </table:table-cell>
          <table:table-cell table:formula="of:=[$Pins.C7]" office:value-type="string" office:string-value="J18" calcext:value-type="string">
            <text:p>J18</text:p>
          </table:table-cell>
          <table:table-cell table:style-name="ce43" office:value-type="string" calcext:value-type="string">
            <text:p>A_BUS_OUT[1]</text:p>
          </table:table-cell>
          <table:table-cell table:formula="of:=COM.MICROSOFT.CONCAT(&quot;set_property -dict { PACKAGE_PIN &quot;;[.B7];&quot; IOSTANDARD LVCMOS33 } [get_ports { &quot;;[.C7];&quot; }]; # &quot;;[.A7])" office:value-type="string" office:string-value="set_property -dict { PACKAGE_PIN J18 IOSTANDARD LVCMOS33 } [get_ports { A_BUS_OUT[1] }]; # Bus Out 6" calcext:value-type="string">
            <text:p>set_property -dict { PACKAGE_PIN J18 IOSTANDARD LVCMOS33 } [get_ports { A_BUS_OUT[1] }]; # Bus Out 6</text:p>
          </table:table-cell>
        </table:table-row>
        <table:table-row table:style-name="ro1">
          <table:table-cell table:formula="of:=[$Pins.B8]" office:value-type="string" office:string-value="Bus In 5" calcext:value-type="string">
            <text:p>Bus In 5</text:p>
          </table:table-cell>
          <table:table-cell table:formula="of:=[$Pins.C8]" office:value-type="string" office:string-value="D20" calcext:value-type="string">
            <text:p>D20</text:p>
          </table:table-cell>
          <table:table-cell table:style-name="ce43" office:value-type="string" calcext:value-type="string">
            <text:p>A_BUS_IN_N[2]</text:p>
          </table:table-cell>
          <table:table-cell table:formula="of:=COM.MICROSOFT.CONCAT(&quot;set_property -dict { PACKAGE_PIN &quot;;[.B8];&quot; IOSTANDARD LVCMOS33 } [get_ports { &quot;;[.C8];&quot; }]; # &quot;;[.A8])" office:value-type="string" office:string-value="set_property -dict { PACKAGE_PIN D20 IOSTANDARD LVCMOS33 } [get_ports { A_BUS_IN_N[2] }]; # Bus In 5" calcext:value-type="string">
            <text:p>set_property -dict { PACKAGE_PIN D20 IOSTANDARD LVCMOS33 } [get_ports { A_BUS_IN_N[2] }]; # Bus In 5</text:p>
          </table:table-cell>
        </table:table-row>
        <table:table-row table:style-name="ro1">
          <table:table-cell table:formula="of:=[$Pins.B9]" office:value-type="string" office:string-value="Bus Out 5" calcext:value-type="string">
            <text:p>Bus Out 5</text:p>
          </table:table-cell>
          <table:table-cell table:formula="of:=[$Pins.C9]" office:value-type="string" office:string-value="G20" calcext:value-type="string">
            <text:p>G20</text:p>
          </table:table-cell>
          <table:table-cell table:style-name="ce43" office:value-type="string" calcext:value-type="string">
            <text:p>A_BUS_OUT[2]</text:p>
          </table:table-cell>
          <table:table-cell table:formula="of:=COM.MICROSOFT.CONCAT(&quot;set_property -dict { PACKAGE_PIN &quot;;[.B9];&quot; IOSTANDARD LVCMOS33 } [get_ports { &quot;;[.C9];&quot; }]; # &quot;;[.A9])" office:value-type="string" office:string-value="set_property -dict { PACKAGE_PIN G20 IOSTANDARD LVCMOS33 } [get_ports { A_BUS_OUT[2] }]; # Bus Out 5" calcext:value-type="string">
            <text:p>set_property -dict { PACKAGE_PIN G20 IOSTANDARD LVCMOS33 } [get_ports { A_BUS_OUT[2] }]; # Bus Out 5</text:p>
          </table:table-cell>
        </table:table-row>
        <table:table-row table:style-name="ro1">
          <table:table-cell table:formula="of:=[$Pins.B10]" office:value-type="string" office:string-value="Bus In 4" calcext:value-type="string">
            <text:p>Bus In 4</text:p>
          </table:table-cell>
          <table:table-cell table:formula="of:=[$Pins.C10]" office:value-type="string" office:string-value="C20" calcext:value-type="string">
            <text:p>C20</text:p>
          </table:table-cell>
          <table:table-cell table:style-name="ce43" office:value-type="string" calcext:value-type="string">
            <text:p>A_BUS_IN_N[3]</text:p>
          </table:table-cell>
          <table:table-cell table:formula="of:=COM.MICROSOFT.CONCAT(&quot;set_property -dict { PACKAGE_PIN &quot;;[.B10];&quot; IOSTANDARD LVCMOS33 } [get_ports { &quot;;[.C10];&quot; }]; # &quot;;[.A10])" office:value-type="string" office:string-value="set_property -dict { PACKAGE_PIN C20 IOSTANDARD LVCMOS33 } [get_ports { A_BUS_IN_N[3] }]; # Bus In 4" calcext:value-type="string">
            <text:p>set_property -dict { PACKAGE_PIN C20 IOSTANDARD LVCMOS33 } [get_ports { A_BUS_IN_N[3] }]; # Bus In 4</text:p>
          </table:table-cell>
        </table:table-row>
        <table:table-row table:style-name="ro1">
          <table:table-cell table:formula="of:=[$Pins.B11]" office:value-type="string" office:string-value="Bus Out 4" calcext:value-type="string">
            <text:p>Bus Out 4</text:p>
          </table:table-cell>
          <table:table-cell table:formula="of:=[$Pins.C11]" office:value-type="string" office:string-value="K17" calcext:value-type="string">
            <text:p>K17</text:p>
          </table:table-cell>
          <table:table-cell table:style-name="ce43" office:value-type="string" calcext:value-type="string">
            <text:p>A_BUS_OUT[3]</text:p>
          </table:table-cell>
          <table:table-cell table:formula="of:=COM.MICROSOFT.CONCAT(&quot;set_property -dict { PACKAGE_PIN &quot;;[.B11];&quot; IOSTANDARD LVCMOS33 } [get_ports { &quot;;[.C11];&quot; }]; # &quot;;[.A11])" office:value-type="string" office:string-value="set_property -dict { PACKAGE_PIN K17 IOSTANDARD LVCMOS33 } [get_ports { A_BUS_OUT[3] }]; # Bus Out 4" calcext:value-type="string">
            <text:p>set_property -dict { PACKAGE_PIN K17 IOSTANDARD LVCMOS33 } [get_ports { A_BUS_OUT[3] }]; # Bus Out 4</text:p>
          </table:table-cell>
        </table:table-row>
        <table:table-row table:style-name="ro1">
          <table:table-cell table:formula="of:=[$Pins.B12]" office:value-type="string" office:string-value="Bus In 3" calcext:value-type="string">
            <text:p>Bus In 3</text:p>
          </table:table-cell>
          <table:table-cell table:formula="of:=[$Pins.C12]" office:value-type="string" office:string-value="H17" calcext:value-type="string">
            <text:p>H17</text:p>
          </table:table-cell>
          <table:table-cell table:style-name="ce43" office:value-type="string" calcext:value-type="string">
            <text:p>A_BUS_IN_N[4]</text:p>
          </table:table-cell>
          <table:table-cell table:formula="of:=COM.MICROSOFT.CONCAT(&quot;set_property -dict { PACKAGE_PIN &quot;;[.B12];&quot; IOSTANDARD LVCMOS33 } [get_ports { &quot;;[.C12];&quot; }]; # &quot;;[.A12])" office:value-type="string" office:string-value="set_property -dict { PACKAGE_PIN H17 IOSTANDARD LVCMOS33 } [get_ports { A_BUS_IN_N[4] }]; # Bus In 3" calcext:value-type="string">
            <text:p>set_property -dict { PACKAGE_PIN H17 IOSTANDARD LVCMOS33 } [get_ports { A_BUS_IN_N[4] }]; # Bus In 3</text:p>
          </table:table-cell>
        </table:table-row>
        <table:table-row table:style-name="ro1">
          <table:table-cell table:formula="of:=[$Pins.B13]" office:value-type="string" office:string-value="Bus Out 3" calcext:value-type="string">
            <text:p>Bus Out 3</text:p>
          </table:table-cell>
          <table:table-cell table:formula="of:=[$Pins.C13]" office:value-type="string" office:string-value="F19" calcext:value-type="string">
            <text:p>F19</text:p>
          </table:table-cell>
          <table:table-cell table:style-name="ce43" office:value-type="string" calcext:value-type="string">
            <text:p>A_BUS_OUT[4]</text:p>
          </table:table-cell>
          <table:table-cell table:formula="of:=COM.MICROSOFT.CONCAT(&quot;set_property -dict { PACKAGE_PIN &quot;;[.B13];&quot; IOSTANDARD LVCMOS33 } [get_ports { &quot;;[.C13];&quot; }]; # &quot;;[.A13])" office:value-type="string" office:string-value="set_property -dict { PACKAGE_PIN F19 IOSTANDARD LVCMOS33 } [get_ports { A_BUS_OUT[4] }]; # Bus Out 3" calcext:value-type="string">
            <text:p>set_property -dict { PACKAGE_PIN F19 IOSTANDARD LVCMOS33 } [get_ports { A_BUS_OUT[4] }]; # Bus Out 3</text:p>
          </table:table-cell>
        </table:table-row>
        <table:table-row table:style-name="ro1">
          <table:table-cell table:formula="of:=[$Pins.B14]" office:value-type="string" office:string-value="Bus In 2" calcext:value-type="string">
            <text:p>Bus In 2</text:p>
          </table:table-cell>
          <table:table-cell table:formula="of:=[$Pins.C14]" office:value-type="string" office:string-value="B20" calcext:value-type="string">
            <text:p>B20</text:p>
          </table:table-cell>
          <table:table-cell table:style-name="ce43" office:value-type="string" calcext:value-type="string">
            <text:p>A_BUS_IN_N[5]</text:p>
          </table:table-cell>
          <table:table-cell table:formula="of:=COM.MICROSOFT.CONCAT(&quot;set_property -dict { PACKAGE_PIN &quot;;[.B14];&quot; IOSTANDARD LVCMOS33 } [get_ports { &quot;;[.C14];&quot; }]; # &quot;;[.A14])" office:value-type="string" office:string-value="set_property -dict { PACKAGE_PIN B20 IOSTANDARD LVCMOS33 } [get_ports { A_BUS_IN_N[5] }]; # Bus In 2" calcext:value-type="string">
            <text:p>set_property -dict { PACKAGE_PIN B20 IOSTANDARD LVCMOS33 } [get_ports { A_BUS_IN_N[5] }]; # Bus In 2</text:p>
          </table:table-cell>
        </table:table-row>
        <table:table-row table:style-name="ro1">
          <table:table-cell table:formula="of:=[$Pins.B15]" office:value-type="string" office:string-value="Bus Out 2" calcext:value-type="string">
            <text:p>Bus Out 2</text:p>
          </table:table-cell>
          <table:table-cell table:formula="of:=[$Pins.C15]" office:value-type="string" office:string-value="E19" calcext:value-type="string">
            <text:p>E19</text:p>
          </table:table-cell>
          <table:table-cell table:style-name="ce43" office:value-type="string" calcext:value-type="string">
            <text:p>A_BUS_OUT[5]</text:p>
          </table:table-cell>
          <table:table-cell table:formula="of:=COM.MICROSOFT.CONCAT(&quot;set_property -dict { PACKAGE_PIN &quot;;[.B15];&quot; IOSTANDARD LVCMOS33 } [get_ports { &quot;;[.C15];&quot; }]; # &quot;;[.A15])" office:value-type="string" office:string-value="set_property -dict { PACKAGE_PIN E19 IOSTANDARD LVCMOS33 } [get_ports { A_BUS_OUT[5] }]; # Bus Out 2" calcext:value-type="string">
            <text:p>set_property -dict { PACKAGE_PIN E19 IOSTANDARD LVCMOS33 } [get_ports { A_BUS_OUT[5] }]; # Bus Out 2</text:p>
          </table:table-cell>
        </table:table-row>
        <table:table-row table:style-name="ro1">
          <table:table-cell table:formula="of:=[$Pins.B16]" office:value-type="string" office:string-value="Bus In 1" calcext:value-type="string">
            <text:p>Bus In 1</text:p>
          </table:table-cell>
          <table:table-cell table:formula="of:=[$Pins.C16]" office:value-type="string" office:string-value="B19" calcext:value-type="string">
            <text:p>B19</text:p>
          </table:table-cell>
          <table:table-cell table:style-name="ce43" office:value-type="string" calcext:value-type="string">
            <text:p>A_BUS_IN_N[6]</text:p>
          </table:table-cell>
          <table:table-cell table:formula="of:=COM.MICROSOFT.CONCAT(&quot;set_property -dict { PACKAGE_PIN &quot;;[.B16];&quot; IOSTANDARD LVCMOS33 } [get_ports { &quot;;[.C16];&quot; }]; # &quot;;[.A16])" office:value-type="string" office:string-value="set_property -dict { PACKAGE_PIN B19 IOSTANDARD LVCMOS33 } [get_ports { A_BUS_IN_N[6] }]; # Bus In 1" calcext:value-type="string">
            <text:p>set_property -dict { PACKAGE_PIN B19 IOSTANDARD LVCMOS33 } [get_ports { A_BUS_IN_N[6] }]; # Bus In 1</text:p>
          </table:table-cell>
        </table:table-row>
        <table:table-row table:style-name="ro1">
          <table:table-cell table:formula="of:=[$Pins.B17]" office:value-type="string" office:string-value="Bus Out 1" calcext:value-type="string">
            <text:p>Bus Out 1</text:p>
          </table:table-cell>
          <table:table-cell table:formula="of:=[$Pins.C17]" office:value-type="string" office:string-value="F20" calcext:value-type="string">
            <text:p>F20</text:p>
          </table:table-cell>
          <table:table-cell table:style-name="ce43" office:value-type="string" calcext:value-type="string">
            <text:p>A_BUS_OUT[6]</text:p>
          </table:table-cell>
          <table:table-cell table:formula="of:=COM.MICROSOFT.CONCAT(&quot;set_property -dict { PACKAGE_PIN &quot;;[.B17];&quot; IOSTANDARD LVCMOS33 } [get_ports { &quot;;[.C17];&quot; }]; # &quot;;[.A17])" office:value-type="string" office:string-value="set_property -dict { PACKAGE_PIN F20 IOSTANDARD LVCMOS33 } [get_ports { A_BUS_OUT[6] }]; # Bus Out 1" calcext:value-type="string">
            <text:p>set_property -dict { PACKAGE_PIN F20 IOSTANDARD LVCMOS33 } [get_ports { A_BUS_OUT[6] }]; # Bus Out 1</text:p>
          </table:table-cell>
        </table:table-row>
        <table:table-row table:style-name="ro1">
          <table:table-cell table:formula="of:=[$Pins.B18]" office:value-type="string" office:string-value="Bus In 0" calcext:value-type="string">
            <text:p>Bus In 0</text:p>
          </table:table-cell>
          <table:table-cell table:formula="of:=[$Pins.C18]" office:value-type="string" office:string-value="H16" calcext:value-type="string">
            <text:p>H16</text:p>
          </table:table-cell>
          <table:table-cell table:style-name="ce43" office:value-type="string" calcext:value-type="string">
            <text:p>A_BUS_IN_N[7]</text:p>
          </table:table-cell>
          <table:table-cell table:formula="of:=COM.MICROSOFT.CONCAT(&quot;set_property -dict { PACKAGE_PIN &quot;;[.B18];&quot; IOSTANDARD LVCMOS33 } [get_ports { &quot;;[.C18];&quot; }]; # &quot;;[.A18])" office:value-type="string" office:string-value="set_property -dict { PACKAGE_PIN H16 IOSTANDARD LVCMOS33 } [get_ports { A_BUS_IN_N[7] }]; # Bus In 0" calcext:value-type="string">
            <text:p>set_property -dict { PACKAGE_PIN H16 IOSTANDARD LVCMOS33 } [get_ports { A_BUS_IN_N[7] }]; # Bus In 0</text:p>
          </table:table-cell>
        </table:table-row>
        <table:table-row table:style-name="ro1">
          <table:table-cell table:formula="of:=[$Pins.B19]" office:value-type="string" office:string-value="Bus Out 0" calcext:value-type="string">
            <text:p>Bus Out 0</text:p>
          </table:table-cell>
          <table:table-cell table:formula="of:=[$Pins.C19]" office:value-type="string" office:string-value="D19" calcext:value-type="string">
            <text:p>D19</text:p>
          </table:table-cell>
          <table:table-cell table:style-name="ce43" office:value-type="string" calcext:value-type="string">
            <text:p>A_BUS_OUT[7]</text:p>
          </table:table-cell>
          <table:table-cell table:formula="of:=COM.MICROSOFT.CONCAT(&quot;set_property -dict { PACKAGE_PIN &quot;;[.B19];&quot; IOSTANDARD LVCMOS33 } [get_ports { &quot;;[.C19];&quot; }]; # &quot;;[.A19])" office:value-type="string" office:string-value="set_property -dict { PACKAGE_PIN D19 IOSTANDARD LVCMOS33 } [get_ports { A_BUS_OUT[7] }]; # Bus Out 0" calcext:value-type="string">
            <text:p>set_property -dict { PACKAGE_PIN D19 IOSTANDARD LVCMOS33 } [get_ports { A_BUS_OUT[7] }]; # Bus Out 0</text:p>
          </table:table-cell>
        </table:table-row>
        <table:table-row table:style-name="ro1">
          <table:table-cell table:formula="of:=[$Pins.B20]" office:value-type="string" office:string-value="Bus In P" calcext:value-type="string">
            <text:p>Bus In P</text:p>
          </table:table-cell>
          <table:table-cell table:formula="of:=[$Pins.C20]" office:value-type="string" office:string-value="A20" calcext:value-type="string">
            <text:p>A20</text:p>
          </table:table-cell>
          <table:table-cell office:value-type="string" calcext:value-type="string">
            <text:p>A_BUS_IN_PARITY_N</text:p>
          </table:table-cell>
          <table:table-cell table:formula="of:=COM.MICROSOFT.CONCAT(&quot;set_property -dict { PACKAGE_PIN &quot;;[.B20];&quot; IOSTANDARD LVCMOS33 } [get_ports { &quot;;[.C20];&quot; }]; # &quot;;[.A20])" office:value-type="string" office:string-value="set_property -dict { PACKAGE_PIN A20 IOSTANDARD LVCMOS33 } [get_ports { A_BUS_IN_PARITY_N }]; # Bus In P" calcext:value-type="string">
            <text:p>set_property -dict { PACKAGE_PIN A20 IOSTANDARD LVCMOS33 } [get_ports { A_BUS_IN_PARITY_N }]; # Bus In P</text:p>
          </table:table-cell>
        </table:table-row>
        <table:table-row table:style-name="ro1">
          <table:table-cell table:formula="of:=[$Pins.B21]" office:value-type="string" office:string-value="Bus Out P" calcext:value-type="string">
            <text:p>Bus Out P</text:p>
          </table:table-cell>
          <table:table-cell table:formula="of:=[$Pins.C21]" office:value-type="string" office:string-value="H18" calcext:value-type="string">
            <text:p>H18</text:p>
          </table:table-cell>
          <table:table-cell office:value-type="string" calcext:value-type="string">
            <text:p>A_BUS_OUT_PARITY</text:p>
          </table:table-cell>
          <table:table-cell table:formula="of:=COM.MICROSOFT.CONCAT(&quot;set_property -dict { PACKAGE_PIN &quot;;[.B21];&quot; IOSTANDARD LVCMOS33 } [get_ports { &quot;;[.C21];&quot; }]; # &quot;;[.A21])" office:value-type="string" office:string-value="set_property -dict { PACKAGE_PIN H18 IOSTANDARD LVCMOS33 } [get_ports { A_BUS_OUT_PARITY }]; # Bus Out P" calcext:value-type="string">
            <text:p>set_property -dict { PACKAGE_PIN H18 IOSTANDARD LVCMOS33 } [get_ports { A_BUS_OUT_PARITY }]; # Bus Out P</text:p>
          </table:table-cell>
        </table:table-row>
        <table:table-row table:style-name="ro1">
          <table:table-cell table:formula="of:=[$Pins.B22]" office:value-type="string" office:string-value="Operational Out" calcext:value-type="string">
            <text:p>Operational Out</text:p>
          </table:table-cell>
          <table:table-cell table:formula="of:=[$Pins.C22]" office:value-type="string" office:string-value="T19" calcext:value-type="string">
            <text:p>T19</text:p>
          </table:table-cell>
          <table:table-cell office:value-type="string" calcext:value-type="string">
            <text:p>A_OPERATIONAL_OUT</text:p>
          </table:table-cell>
          <table:table-cell table:formula="of:=COM.MICROSOFT.CONCAT(&quot;set_property -dict { PACKAGE_PIN &quot;;[.B22];&quot; IOSTANDARD LVCMOS33 } [get_ports { &quot;;[.C22];&quot; }]; # &quot;;[.A22])" office:value-type="string" office:string-value="set_property -dict { PACKAGE_PIN T19 IOSTANDARD LVCMOS33 } [get_ports { A_OPERATIONAL_OUT }]; # Operational Out" calcext:value-type="string">
            <text:p>set_property -dict { PACKAGE_PIN T19 IOSTANDARD LVCMOS33 } [get_ports { A_OPERATIONAL_OUT }]; # Operational Out</text:p>
          </table:table-cell>
        </table:table-row>
        <table:table-row table:style-name="ro1">
          <table:table-cell table:formula="of:=[$Pins.B23]" office:value-type="string" office:string-value="Service Out" calcext:value-type="string">
            <text:p>Service Out</text:p>
          </table:table-cell>
          <table:table-cell table:formula="of:=[$Pins.C23]" office:value-type="string" office:string-value="U20" calcext:value-type="string">
            <text:p>U20</text:p>
          </table:table-cell>
          <table:table-cell office:value-type="string" calcext:value-type="string">
            <text:p>A_SERVICE_OUT</text:p>
          </table:table-cell>
          <table:table-cell table:formula="of:=COM.MICROSOFT.CONCAT(&quot;set_property -dict { PACKAGE_PIN &quot;;[.B23];&quot; IOSTANDARD LVCMOS33 } [get_ports { &quot;;[.C23];&quot; }]; # &quot;;[.A23])" office:value-type="string" office:string-value="set_property -dict { PACKAGE_PIN U20 IOSTANDARD LVCMOS33 } [get_ports { A_SERVICE_OUT }]; # Service Out" calcext:value-type="string">
            <text:p>set_property -dict { PACKAGE_PIN U20 IOSTANDARD LVCMOS33 } [get_ports { A_SERVICE_OUT }]; # Service Out</text:p>
          </table:table-cell>
        </table:table-row>
        <table:table-row table:style-name="ro1">
          <table:table-cell table:formula="of:=[$Pins.B24]" office:value-type="string" office:string-value="Hold Out" calcext:value-type="string">
            <text:p>Hold Out</text:p>
          </table:table-cell>
          <table:table-cell table:formula="of:=[$Pins.C24]" office:value-type="string" office:string-value="V20" calcext:value-type="string">
            <text:p>V20</text:p>
          </table:table-cell>
          <table:table-cell office:value-type="string" calcext:value-type="string">
            <text:p>A_HOLD_OUT</text:p>
          </table:table-cell>
          <table:table-cell table:formula="of:=COM.MICROSOFT.CONCAT(&quot;set_property -dict { PACKAGE_PIN &quot;;[.B24];&quot; IOSTANDARD LVCMOS33 } [get_ports { &quot;;[.C24];&quot; }]; # &quot;;[.A24])" office:value-type="string" office:string-value="set_property -dict { PACKAGE_PIN V20 IOSTANDARD LVCMOS33 } [get_ports { A_HOLD_OUT }]; # Hold Out" calcext:value-type="string">
            <text:p>set_property -dict { PACKAGE_PIN V20 IOSTANDARD LVCMOS33 } [get_ports { A_HOLD_OUT }]; # Hold Out</text:p>
          </table:table-cell>
        </table:table-row>
        <table:table-row table:style-name="ro1">
          <table:table-cell table:formula="of:=[$Pins.B25]" office:value-type="string" office:string-value="Suppress Out" calcext:value-type="string">
            <text:p>Suppress Out</text:p>
          </table:table-cell>
          <table:table-cell table:formula="of:=[$Pins.C25]" office:value-type="string" office:string-value="T20" calcext:value-type="string">
            <text:p>T20</text:p>
          </table:table-cell>
          <table:table-cell office:value-type="string" calcext:value-type="string">
            <text:p>A_SUPPRESS_OUT</text:p>
          </table:table-cell>
          <table:table-cell table:formula="of:=COM.MICROSOFT.CONCAT(&quot;set_property -dict { PACKAGE_PIN &quot;;[.B25];&quot; IOSTANDARD LVCMOS33 } [get_ports { &quot;;[.C25];&quot; }]; # &quot;;[.A25])" office:value-type="string" office:string-value="set_property -dict { PACKAGE_PIN T20 IOSTANDARD LVCMOS33 } [get_ports { A_SUPPRESS_OUT }]; # Suppress Out" calcext:value-type="string">
            <text:p>set_property -dict { PACKAGE_PIN T20 IOSTANDARD LVCMOS33 } [get_ports { A_SUPPRESS_OUT }]; # Suppress Out</text:p>
          </table:table-cell>
        </table:table-row>
        <table:table-row table:style-name="ro1">
          <table:table-cell table:formula="of:=[$Pins.B26]" office:value-type="string" office:string-value="Disconnect In" calcext:value-type="string">
            <text:p>Disconnect In</text:p>
          </table:table-cell>
          <table:table-cell table:formula="of:=[$Pins.C26]" office:value-type="string" office:string-value="N17" calcext:value-type="string">
            <text:p>N17</text:p>
          </table:table-cell>
          <table:table-cell office:value-type="string" calcext:value-type="string">
            <text:p>A_DISCONNECT_IN_N</text:p>
          </table:table-cell>
          <table:table-cell table:formula="of:=COM.MICROSOFT.CONCAT(&quot;set_property -dict { PACKAGE_PIN &quot;;[.B26];&quot; IOSTANDARD LVCMOS33 } [get_ports { &quot;;[.C26];&quot; }]; # &quot;;[.A26])" office:value-type="string" office:string-value="set_property -dict { PACKAGE_PIN N17 IOSTANDARD LVCMOS33 } [get_ports { A_DISCONNECT_IN_N }]; # Disconnect In" calcext:value-type="string">
            <text:p>set_property -dict { PACKAGE_PIN N17 IOSTANDARD LVCMOS33 } [get_ports { A_DISCONNECT_IN_N }]; # Disconnect In</text:p>
          </table:table-cell>
        </table:table-row>
        <table:table-row table:style-name="ro1">
          <table:table-cell table:formula="of:=[$Pins.B27]" office:value-type="string" office:string-value="Command Out" calcext:value-type="string">
            <text:p>Command Out</text:p>
          </table:table-cell>
          <table:table-cell table:formula="of:=[$Pins.C27]" office:value-type="string" office:string-value="P19" calcext:value-type="string">
            <text:p>P19</text:p>
          </table:table-cell>
          <table:table-cell office:value-type="string" calcext:value-type="string">
            <text:p>A_COMMAND_OUT</text:p>
          </table:table-cell>
          <table:table-cell table:formula="of:=COM.MICROSOFT.CONCAT(&quot;set_property -dict { PACKAGE_PIN &quot;;[.B27];&quot; IOSTANDARD LVCMOS33 } [get_ports { &quot;;[.C27];&quot; }]; # &quot;;[.A27])" office:value-type="string" office:string-value="set_property -dict { PACKAGE_PIN P19 IOSTANDARD LVCMOS33 } [get_ports { A_COMMAND_OUT }]; # Command Out" calcext:value-type="string">
            <text:p>set_property -dict { PACKAGE_PIN P19 IOSTANDARD LVCMOS33 } [get_ports { A_COMMAND_OUT }]; # Command Out</text:p>
          </table:table-cell>
        </table:table-row>
        <table:table-row table:style-name="ro1">
          <table:table-cell table:formula="of:=[$Pins.B28]" office:value-type="string" office:string-value="Data Out" calcext:value-type="string">
            <text:p>Data Out</text:p>
          </table:table-cell>
          <table:table-cell table:formula="of:=[$Pins.C28]" office:value-type="string" office:string-value="R19" calcext:value-type="string">
            <text:p>R19</text:p>
          </table:table-cell>
          <table:table-cell office:value-type="string" calcext:value-type="string">
            <text:p>A_DATA_OUT</text:p>
          </table:table-cell>
          <table:table-cell table:formula="of:=COM.MICROSOFT.CONCAT(&quot;set_property -dict { PACKAGE_PIN &quot;;[.B28];&quot; IOSTANDARD LVCMOS33 } [get_ports { &quot;;[.C28];&quot; }]; # &quot;;[.A28])" office:value-type="string" office:string-value="set_property -dict { PACKAGE_PIN R19 IOSTANDARD LVCMOS33 } [get_ports { A_DATA_OUT }]; # Data Out" calcext:value-type="string">
            <text:p>set_property -dict { PACKAGE_PIN R19 IOSTANDARD LVCMOS33 } [get_ports { A_DATA_OUT }]; # Data Out</text:p>
          </table:table-cell>
        </table:table-row>
        <table:table-row table:style-name="ro1">
          <table:table-cell table:formula="of:=[$Pins.B29]" office:value-type="string" office:string-value="Address Out" calcext:value-type="string">
            <text:p>Address Out</text:p>
          </table:table-cell>
          <table:table-cell table:formula="of:=[$Pins.C29]" office:value-type="string" office:string-value="N20" calcext:value-type="string">
            <text:p>N20</text:p>
          </table:table-cell>
          <table:table-cell office:value-type="string" calcext:value-type="string">
            <text:p>A_ADDRESS_OUT</text:p>
          </table:table-cell>
          <table:table-cell table:formula="of:=COM.MICROSOFT.CONCAT(&quot;set_property -dict { PACKAGE_PIN &quot;;[.B29];&quot; IOSTANDARD LVCMOS33 } [get_ports { &quot;;[.C29];&quot; }]; # &quot;;[.A29])" office:value-type="string" office:string-value="set_property -dict { PACKAGE_PIN N20 IOSTANDARD LVCMOS33 } [get_ports { A_ADDRESS_OUT }]; # Address Out" calcext:value-type="string">
            <text:p>set_property -dict { PACKAGE_PIN N20 IOSTANDARD LVCMOS33 } [get_ports { A_ADDRESS_OUT }]; # Address Out</text:p>
          </table:table-cell>
        </table:table-row>
        <table:table-row table:style-name="ro1">
          <table:table-cell table:formula="of:=[$Pins.B30]" office:value-type="string" office:string-value="Select Out" calcext:value-type="string">
            <text:p>Select Out</text:p>
          </table:table-cell>
          <table:table-cell table:formula="of:=[$Pins.C30]" office:value-type="string" office:string-value="P18" calcext:value-type="string">
            <text:p>P18</text:p>
          </table:table-cell>
          <table:table-cell office:value-type="string" calcext:value-type="string">
            <text:p>A_SELECT_OUT</text:p>
          </table:table-cell>
          <table:table-cell table:formula="of:=COM.MICROSOFT.CONCAT(&quot;set_property -dict { PACKAGE_PIN &quot;;[.B30];&quot; IOSTANDARD LVCMOS33 } [get_ports { &quot;;[.C30];&quot; }]; # &quot;;[.A30])" office:value-type="string" office:string-value="set_property -dict { PACKAGE_PIN P18 IOSTANDARD LVCMOS33 } [get_ports { A_SELECT_OUT }]; # Select Out" calcext:value-type="string">
            <text:p>set_property -dict { PACKAGE_PIN P18 IOSTANDARD LVCMOS33 } [get_ports { A_SELECT_OUT }]; # Select Out</text:p>
          </table:table-cell>
        </table:table-row>
        <table:table-row table:style-name="ro1">
          <table:table-cell table:formula="of:=[$Pins.B31]" office:value-type="string" office:string-value="Data In" calcext:value-type="string">
            <text:p>Data In</text:p>
          </table:table-cell>
          <table:table-cell table:formula="of:=[$Pins.C31]" office:value-type="string" office:string-value="R18" calcext:value-type="string">
            <text:p>R18</text:p>
          </table:table-cell>
          <table:table-cell office:value-type="string" calcext:value-type="string">
            <text:p>A_DATA_IN_N</text:p>
          </table:table-cell>
          <table:table-cell table:formula="of:=COM.MICROSOFT.CONCAT(&quot;set_property -dict { PACKAGE_PIN &quot;;[.B31];&quot; IOSTANDARD LVCMOS33 } [get_ports { &quot;;[.C31];&quot; }]; # &quot;;[.A31])" office:value-type="string" office:string-value="set_property -dict { PACKAGE_PIN R18 IOSTANDARD LVCMOS33 } [get_ports { A_DATA_IN_N }]; # Data In" calcext:value-type="string">
            <text:p>set_property -dict { PACKAGE_PIN R18 IOSTANDARD LVCMOS33 } [get_ports { A_DATA_IN_N }]; # Data In</text:p>
          </table:table-cell>
        </table:table-row>
        <table:table-row table:style-name="ro1">
          <table:table-cell table:formula="of:=[$Pins.B32]" office:value-type="string" office:string-value="Select In" calcext:value-type="string">
            <text:p>Select In</text:p>
          </table:table-cell>
          <table:table-cell table:formula="of:=[$Pins.C32]" office:value-type="string" office:string-value="P20" calcext:value-type="string">
            <text:p>P20</text:p>
          </table:table-cell>
          <table:table-cell office:value-type="string" calcext:value-type="string">
            <text:p>A_SELECT_IN_N</text:p>
          </table:table-cell>
          <table:table-cell table:formula="of:=COM.MICROSOFT.CONCAT(&quot;set_property -dict { PACKAGE_PIN &quot;;[.B32];&quot; IOSTANDARD LVCMOS33 } [get_ports { &quot;;[.C32];&quot; }]; # &quot;;[.A32])" office:value-type="string" office:string-value="set_property -dict { PACKAGE_PIN P20 IOSTANDARD LVCMOS33 } [get_ports { A_SELECT_IN_N }]; # Select In" calcext:value-type="string">
            <text:p>set_property -dict { PACKAGE_PIN P20 IOSTANDARD LVCMOS33 } [get_ports { A_SELECT_IN_N }]; # Select In</text:p>
          </table:table-cell>
        </table:table-row>
        <table:table-row table:style-name="ro1">
          <table:table-cell table:formula="of:=[$Pins.B33]" office:value-type="string" office:string-value="Request In" calcext:value-type="string">
            <text:p>Request In</text:p>
          </table:table-cell>
          <table:table-cell table:formula="of:=[$Pins.C33]" office:value-type="string" office:string-value="M17" calcext:value-type="string">
            <text:p>M17</text:p>
          </table:table-cell>
          <table:table-cell office:value-type="string" calcext:value-type="string">
            <text:p>A_REQUEST_IN_N</text:p>
          </table:table-cell>
          <table:table-cell table:formula="of:=COM.MICROSOFT.CONCAT(&quot;set_property -dict { PACKAGE_PIN &quot;;[.B33];&quot; IOSTANDARD LVCMOS33 } [get_ports { &quot;;[.C33];&quot; }]; # &quot;;[.A33])" office:value-type="string" office:string-value="set_property -dict { PACKAGE_PIN M17 IOSTANDARD LVCMOS33 } [get_ports { A_REQUEST_IN_N }]; # Request In" calcext:value-type="string">
            <text:p>set_property -dict { PACKAGE_PIN M17 IOSTANDARD LVCMOS33 } [get_ports { A_REQUEST_IN_N }]; # Request In</text:p>
          </table:table-cell>
        </table:table-row>
        <table:table-row table:style-name="ro1">
          <table:table-cell table:formula="of:=[$Pins.B34]" office:value-type="string" office:string-value="Service In" calcext:value-type="string">
            <text:p>Service In</text:p>
          </table:table-cell>
          <table:table-cell table:formula="of:=[$Pins.C34]" office:value-type="string" office:string-value="L16" calcext:value-type="string">
            <text:p>L16</text:p>
          </table:table-cell>
          <table:table-cell office:value-type="string" calcext:value-type="string">
            <text:p>A_SERVICE_IN_N</text:p>
          </table:table-cell>
          <table:table-cell table:formula="of:=COM.MICROSOFT.CONCAT(&quot;set_property -dict { PACKAGE_PIN &quot;;[.B34];&quot; IOSTANDARD LVCMOS33 } [get_ports { &quot;;[.C34];&quot; }]; # &quot;;[.A34])" office:value-type="string" office:string-value="set_property -dict { PACKAGE_PIN L16 IOSTANDARD LVCMOS33 } [get_ports { A_SERVICE_IN_N }]; # Service In" calcext:value-type="string">
            <text:p>set_property -dict { PACKAGE_PIN L16 IOSTANDARD LVCMOS33 } [get_ports { A_SERVICE_IN_N }]; # Service In</text:p>
          </table:table-cell>
        </table:table-row>
        <table:table-row table:style-name="ro1">
          <table:table-cell table:formula="of:=[$Pins.B35]" office:value-type="string" office:string-value="Metering In" calcext:value-type="string">
            <text:p>Metering In</text:p>
          </table:table-cell>
          <table:table-cell table:formula="of:=[$Pins.C35]" office:value-type="string" office:string-value="J20" calcext:value-type="string">
            <text:p>J20</text:p>
          </table:table-cell>
          <table:table-cell office:value-type="string" calcext:value-type="string">
            <text:p>A_METERING_IN_N</text:p>
          </table:table-cell>
          <table:table-cell table:formula="of:=COM.MICROSOFT.CONCAT(&quot;set_property -dict { PACKAGE_PIN &quot;;[.B35];&quot; IOSTANDARD LVCMOS33 } [get_ports { &quot;;[.C35];&quot; }]; # &quot;;[.A35])" office:value-type="string" office:string-value="set_property -dict { PACKAGE_PIN J20 IOSTANDARD LVCMOS33 } [get_ports { A_METERING_IN_N }]; # Metering In" calcext:value-type="string">
            <text:p>set_property -dict { PACKAGE_PIN J20 IOSTANDARD LVCMOS33 } [get_ports { A_METERING_IN_N }]; # Metering In</text:p>
          </table:table-cell>
        </table:table-row>
        <table:table-row table:style-name="ro1">
          <table:table-cell table:formula="of:=[$Pins.B36]" office:value-type="string" office:string-value="Address In" calcext:value-type="string">
            <text:p>Address In</text:p>
          </table:table-cell>
          <table:table-cell table:formula="of:=[$Pins.C36]" office:value-type="string" office:string-value="K19" calcext:value-type="string">
            <text:p>K19</text:p>
          </table:table-cell>
          <table:table-cell office:value-type="string" calcext:value-type="string">
            <text:p>A_ADDRESS_IN_N</text:p>
          </table:table-cell>
          <table:table-cell table:formula="of:=COM.MICROSOFT.CONCAT(&quot;set_property -dict { PACKAGE_PIN &quot;;[.B36];&quot; IOSTANDARD LVCMOS33 } [get_ports { &quot;;[.C36];&quot; }]; # &quot;;[.A36])" office:value-type="string" office:string-value="set_property -dict { PACKAGE_PIN K19 IOSTANDARD LVCMOS33 } [get_ports { A_ADDRESS_IN_N }]; # Address In" calcext:value-type="string">
            <text:p>set_property -dict { PACKAGE_PIN K19 IOSTANDARD LVCMOS33 } [get_ports { A_ADDRESS_IN_N }]; # Address In</text:p>
          </table:table-cell>
        </table:table-row>
        <table:table-row table:style-name="ro1">
          <table:table-cell table:formula="of:=[$Pins.B37]" office:value-type="string" office:string-value="Metering Out" calcext:value-type="string">
            <text:p>Metering Out</text:p>
          </table:table-cell>
          <table:table-cell table:formula="of:=[$Pins.C37]" office:value-type="string" office:string-value="M19" calcext:value-type="string">
            <text:p>M19</text:p>
          </table:table-cell>
          <table:table-cell office:value-type="string" calcext:value-type="string">
            <text:p>A_METERING_OUT</text:p>
          </table:table-cell>
          <table:table-cell table:formula="of:=COM.MICROSOFT.CONCAT(&quot;set_property -dict { PACKAGE_PIN &quot;;[.B37];&quot; IOSTANDARD LVCMOS33 } [get_ports { &quot;;[.C37];&quot; }]; # &quot;;[.A37])" office:value-type="string" office:string-value="set_property -dict { PACKAGE_PIN M19 IOSTANDARD LVCMOS33 } [get_ports { A_METERING_OUT }]; # Metering Out" calcext:value-type="string">
            <text:p>set_property -dict { PACKAGE_PIN M19 IOSTANDARD LVCMOS33 } [get_ports { A_METERING_OUT }]; # Metering Out</text:p>
          </table:table-cell>
        </table:table-row>
        <table:table-row table:style-name="ro1">
          <table:table-cell table:formula="of:=[$Pins.B38]" office:value-type="string" office:string-value="Status In" calcext:value-type="string">
            <text:p>Status In</text:p>
          </table:table-cell>
          <table:table-cell table:formula="of:=[$Pins.C38]" office:value-type="string" office:string-value="J19" calcext:value-type="string">
            <text:p>J19</text:p>
          </table:table-cell>
          <table:table-cell office:value-type="string" calcext:value-type="string">
            <text:p>A_STATUS_IN_N</text:p>
          </table:table-cell>
          <table:table-cell table:formula="of:=COM.MICROSOFT.CONCAT(&quot;set_property -dict { PACKAGE_PIN &quot;;[.B38];&quot; IOSTANDARD LVCMOS33 } [get_ports { &quot;;[.C38];&quot; }]; # &quot;;[.A38])" office:value-type="string" office:string-value="set_property -dict { PACKAGE_PIN J19 IOSTANDARD LVCMOS33 } [get_ports { A_STATUS_IN_N }]; # Status In" calcext:value-type="string">
            <text:p>set_property -dict { PACKAGE_PIN J19 IOSTANDARD LVCMOS33 } [get_ports { A_STATUS_IN_N }]; # Status In</text:p>
          </table:table-cell>
        </table:table-row>
        <table:table-row table:style-name="ro1">
          <table:table-cell table:formula="of:=[$Pins.B39]" office:value-type="string" office:string-value="Clock Out" calcext:value-type="string">
            <text:p>Clock Out</text:p>
          </table:table-cell>
          <table:table-cell table:formula="of:=[$Pins.C39]" office:value-type="string" office:string-value="L20" calcext:value-type="string">
            <text:p>L20</text:p>
          </table:table-cell>
          <table:table-cell office:value-type="string" calcext:value-type="string">
            <text:p>A_CLOCK_OUT</text:p>
          </table:table-cell>
          <table:table-cell table:formula="of:=COM.MICROSOFT.CONCAT(&quot;set_property -dict { PACKAGE_PIN &quot;;[.B39];&quot; IOSTANDARD LVCMOS33 } [get_ports { &quot;;[.C39];&quot; }]; # &quot;;[.A39])" office:value-type="string" office:string-value="set_property -dict { PACKAGE_PIN L20 IOSTANDARD LVCMOS33 } [get_ports { A_CLOCK_OUT }]; # Clock Out" calcext:value-type="string">
            <text:p>set_property -dict { PACKAGE_PIN L20 IOSTANDARD LVCMOS33 } [get_ports { A_CLOCK_OUT }]; # Clock Out</text:p>
          </table:table-cell>
        </table:table-row>
        <table:table-row table:style-name="ro1">
          <table:table-cell table:formula="of:=[$Pins.B40]" office:value-type="string" office:string-value="Operational In" calcext:value-type="string">
            <text:p>Operational In</text:p>
          </table:table-cell>
          <table:table-cell table:formula="of:=[$Pins.C40]" office:value-type="string" office:string-value="K18" calcext:value-type="string">
            <text:p>K18</text:p>
          </table:table-cell>
          <table:table-cell office:value-type="string" calcext:value-type="string">
            <text:p>A_OPERATIONAL_IN_N</text:p>
          </table:table-cell>
          <table:table-cell table:formula="of:=COM.MICROSOFT.CONCAT(&quot;set_property -dict { PACKAGE_PIN &quot;;[.B40];&quot; IOSTANDARD LVCMOS33 } [get_ports { &quot;;[.C40];&quot; }]; # &quot;;[.A40])" office:value-type="string" office:string-value="set_property -dict { PACKAGE_PIN K18 IOSTANDARD LVCMOS33 } [get_ports { A_OPERATIONAL_IN_N }]; # Operational In" calcext:value-type="string">
            <text:p>set_property -dict { PACKAGE_PIN K18 IOSTANDARD LVCMOS33 } [get_ports { A_OPERATIONAL_IN_N }]; # Operational In</text:p>
          </table:table-cell>
        </table:table-row>
        <table:table-row table:style-name="ro1">
          <table:table-cell office:value-type="string" calcext:value-type="string">
            <text:p>Driver Enable</text:p>
          </table:table-cell>
          <table:table-cell table:formula="of:=[$Pins.C41]" office:value-type="string" office:string-value="U19" calcext:value-type="string">
            <text:p>U19</text:p>
          </table:table-cell>
          <table:table-cell office:value-type="string" calcext:value-type="string">
            <text:p>DRIVER_ENABLE</text:p>
          </table:table-cell>
          <table:table-cell table:formula="of:=COM.MICROSOFT.CONCAT(&quot;set_property -dict { PACKAGE_PIN &quot;;[.B41];&quot; IOSTANDARD LVCMOS33 } [get_ports { &quot;;[.C41];&quot; }]; # &quot;;[.A41])" office:value-type="string" office:string-value="set_property -dict { PACKAGE_PIN U19 IOSTANDARD LVCMOS33 } [get_ports { DRIVER_ENABLE }]; # Driver Enable" calcext:value-type="string">
            <text:p>set_property -dict { PACKAGE_PIN U19 IOSTANDARD LVCMOS33 } [get_ports { DRIVER_ENABLE }]; # Driver Enable</text:p>
          </table:table-cell>
        </table:table-row>
        <table:table-row table:style-name="ro1">
          <table:table-cell table:formula="of:=[$Pins.B42]" office:value-type="string" office:string-value="GPIO 0" calcext:value-type="string">
            <text:p>GPIO 0</text:p>
          </table:table-cell>
          <table:table-cell table:formula="of:=[$Pins.C42]" office:value-type="string" office:string-value="L17" calcext:value-type="string">
            <text:p>L17</text:p>
          </table:table-cell>
          <table:table-cell office:value-type="string" calcext:value-type="string">
            <text:p>GPIO[0]</text:p>
          </table:table-cell>
          <table:table-cell table:formula="of:=COM.MICROSOFT.CONCAT(&quot;set_property -dict { PACKAGE_PIN &quot;;[.B42];&quot; IOSTANDARD LVCMOS33 } [get_ports { &quot;;[.C42];&quot; }]; # &quot;;[.A42])" office:value-type="string" office:string-value="set_property -dict { PACKAGE_PIN L17 IOSTANDARD LVCMOS33 } [get_ports { GPIO[0] }]; # GPIO 0" calcext:value-type="string">
            <text:p>set_property -dict { PACKAGE_PIN L17 IOSTANDARD LVCMOS33 } [get_ports { GPIO[0] }]; # GPIO 0</text:p>
          </table:table-cell>
        </table:table-row>
        <table:table-row table:style-name="ro1">
          <table:table-cell table:formula="of:=[$Pins.B43]" office:value-type="string" office:string-value="GPIO 1" calcext:value-type="string">
            <text:p>GPIO 1</text:p>
          </table:table-cell>
          <table:table-cell table:formula="of:=[$Pins.C43]" office:value-type="string" office:string-value="M20" calcext:value-type="string">
            <text:p>M20</text:p>
          </table:table-cell>
          <table:table-cell office:value-type="string" calcext:value-type="string">
            <text:p>GPIO[1]</text:p>
          </table:table-cell>
          <table:table-cell table:formula="of:=COM.MICROSOFT.CONCAT(&quot;set_property -dict { PACKAGE_PIN &quot;;[.B43];&quot; IOSTANDARD LVCMOS33 } [get_ports { &quot;;[.C43];&quot; }]; # &quot;;[.A43])" office:value-type="string" office:string-value="set_property -dict { PACKAGE_PIN M20 IOSTANDARD LVCMOS33 } [get_ports { GPIO[1] }]; # GPIO 1" calcext:value-type="string">
            <text:p>set_property -dict { PACKAGE_PIN M20 IOSTANDARD LVCMOS33 } [get_ports { GPIO[1] }]; # GPIO 1</text:p>
          </table:table-cell>
        </table:table-row>
      </table:table>
      <table:table table:name="'file:///home/andrew/projects/channel/breakout1/guide2.ods'#Sheet2" table:print="false" table:style-name="ta_extref">
        <table:table-source xlink:type="simple" xlink:href="../guide2.ods" table:table-name="Sheet2" table:mode="copy-results-only"/>
        <table:table-column table:number-columns-repeated="2"/>
        <table:table-row>
          <table:table-cell table:style-name="ce28" office:value-type="string">
            <text:p>Bus In P</text:p>
          </table:table-cell>
          <table:table-cell table:style-name="ce28" office:value-type="string">
            <text:p>A20</text:p>
          </table:table-cell>
        </table:table-row>
        <table:table-row>
          <table:table-cell table:style-name="ce28" office:value-type="string">
            <text:p>Bus In 1</text:p>
          </table:table-cell>
          <table:table-cell table:style-name="ce28" office:value-type="string">
            <text:p>B19</text:p>
          </table:table-cell>
        </table:table-row>
        <table:table-row>
          <table:table-cell table:style-name="ce28" office:value-type="string">
            <text:p>Bus In 2</text:p>
          </table:table-cell>
          <table:table-cell table:style-name="ce28" office:value-type="string">
            <text:p>B20</text:p>
          </table:table-cell>
        </table:table-row>
        <table:table-row>
          <table:table-cell table:style-name="ce28" office:value-type="string">
            <text:p>Bus In 4</text:p>
          </table:table-cell>
          <table:table-cell table:style-name="ce28" office:value-type="string">
            <text:p>C20</text:p>
          </table:table-cell>
        </table:table-row>
        <table:table-row>
          <table:table-cell table:style-name="ce28" office:value-type="string">
            <text:p>Bus In 6</text:p>
          </table:table-cell>
          <table:table-cell table:style-name="ce28" office:value-type="string">
            <text:p>D18</text:p>
          </table:table-cell>
        </table:table-row>
        <table:table-row>
          <table:table-cell table:style-name="ce28" office:value-type="string">
            <text:p>Bus Out 0</text:p>
          </table:table-cell>
          <table:table-cell table:style-name="ce28" office:value-type="string">
            <text:p>D19</text:p>
          </table:table-cell>
        </table:table-row>
        <table:table-row>
          <table:table-cell table:style-name="ce28" office:value-type="string">
            <text:p>Bus In 5</text:p>
          </table:table-cell>
          <table:table-cell table:style-name="ce28" office:value-type="string">
            <text:p>D20</text:p>
          </table:table-cell>
        </table:table-row>
        <table:table-row>
          <table:table-cell table:style-name="ce28" office:value-type="string">
            <text:p>Bus Out 2</text:p>
          </table:table-cell>
          <table:table-cell table:style-name="ce28" office:value-type="string">
            <text:p>E19</text:p>
          </table:table-cell>
        </table:table-row>
        <table:table-row>
          <table:table-cell table:style-name="ce28" office:value-type="string">
            <text:p>Bus Out 3</text:p>
          </table:table-cell>
          <table:table-cell table:style-name="ce28" office:value-type="string">
            <text:p>F19</text:p>
          </table:table-cell>
        </table:table-row>
        <table:table-row>
          <table:table-cell table:style-name="ce28" office:value-type="string">
            <text:p>Bus Out 1</text:p>
          </table:table-cell>
          <table:table-cell table:style-name="ce28" office:value-type="string">
            <text:p>F20</text:p>
          </table:table-cell>
        </table:table-row>
        <table:table-row>
          <table:table-cell table:style-name="ce28" office:value-type="string">
            <text:p>Bus In 7</text:p>
          </table:table-cell>
          <table:table-cell table:style-name="ce28" office:value-type="string">
            <text:p>G19</text:p>
          </table:table-cell>
        </table:table-row>
        <table:table-row>
          <table:table-cell table:style-name="ce28" office:value-type="string">
            <text:p>Bus Out 5</text:p>
          </table:table-cell>
          <table:table-cell table:style-name="ce28" office:value-type="string">
            <text:p>G20</text:p>
          </table:table-cell>
        </table:table-row>
        <table:table-row>
          <table:table-cell table:style-name="ce28" office:value-type="string">
            <text:p>Bus In 0</text:p>
          </table:table-cell>
          <table:table-cell table:style-name="ce28" office:value-type="string">
            <text:p>H16</text:p>
          </table:table-cell>
        </table:table-row>
        <table:table-row>
          <table:table-cell table:style-name="ce28" office:value-type="string">
            <text:p>Bus In 3</text:p>
          </table:table-cell>
          <table:table-cell table:style-name="ce28" office:value-type="string">
            <text:p>H17</text:p>
          </table:table-cell>
        </table:table-row>
        <table:table-row>
          <table:table-cell table:style-name="ce28" office:value-type="string">
            <text:p>Bus Out P</text:p>
          </table:table-cell>
          <table:table-cell table:style-name="ce28" office:value-type="string">
            <text:p>H18</text:p>
          </table:table-cell>
        </table:table-row>
        <table:table-row>
          <table:table-cell table:style-name="ce28" office:value-type="string">
            <text:p>Mark 0 In</text:p>
          </table:table-cell>
          <table:table-cell table:style-name="ce28" office:value-type="string">
            <text:p>H20</text:p>
          </table:table-cell>
        </table:table-row>
        <table:table-row>
          <table:table-cell table:style-name="ce28" office:value-type="string">
            <text:p>Bus Out 6</text:p>
          </table:table-cell>
          <table:table-cell table:style-name="ce28" office:value-type="string">
            <text:p>J18</text:p>
          </table:table-cell>
        </table:table-row>
        <table:table-row>
          <table:table-cell table:style-name="ce28" office:value-type="string">
            <text:p>Status In</text:p>
          </table:table-cell>
          <table:table-cell table:style-name="ce28" office:value-type="string">
            <text:p>J19</text:p>
          </table:table-cell>
        </table:table-row>
        <table:table-row>
          <table:table-cell table:style-name="ce28" office:value-type="string">
            <text:p>Metering In</text:p>
          </table:table-cell>
          <table:table-cell table:style-name="ce28" office:value-type="string">
            <text:p>J20</text:p>
          </table:table-cell>
        </table:table-row>
        <table:table-row>
          <table:table-cell table:style-name="ce28" office:value-type="string">
            <text:p>Bus Out 4</text:p>
          </table:table-cell>
          <table:table-cell table:style-name="ce28" office:value-type="string">
            <text:p>K17</text:p>
          </table:table-cell>
        </table:table-row>
        <table:table-row>
          <table:table-cell table:style-name="ce28" office:value-type="string">
            <text:p>Operational In</text:p>
          </table:table-cell>
          <table:table-cell table:style-name="ce28" office:value-type="string">
            <text:p>K18</text:p>
          </table:table-cell>
        </table:table-row>
        <table:table-row>
          <table:table-cell table:style-name="ce28" office:value-type="string">
            <text:p>Address In</text:p>
          </table:table-cell>
          <table:table-cell table:style-name="ce28" office:value-type="string">
            <text:p>K19</text:p>
          </table:table-cell>
        </table:table-row>
        <table:table-row>
          <table:table-cell table:style-name="ce28" office:value-type="string">
            <text:p>Service In</text:p>
          </table:table-cell>
          <table:table-cell table:style-name="ce28" office:value-type="string">
            <text:p>L16</text:p>
          </table:table-cell>
        </table:table-row>
        <table:table-row>
          <table:table-cell table:style-name="ce28" office:value-type="string">
            <text:p>GPIO 0</text:p>
          </table:table-cell>
          <table:table-cell table:style-name="ce28" office:value-type="string">
            <text:p>L17</text:p>
          </table:table-cell>
        </table:table-row>
        <table:table-row>
          <table:table-cell table:style-name="ce28" office:value-type="string">
            <text:p>Bus Out 7</text:p>
          </table:table-cell>
          <table:table-cell table:style-name="ce28" office:value-type="string">
            <text:p>L19</text:p>
          </table:table-cell>
        </table:table-row>
        <table:table-row>
          <table:table-cell table:style-name="ce28" office:value-type="string">
            <text:p>Clock Out</text:p>
          </table:table-cell>
          <table:table-cell table:style-name="ce28" office:value-type="string">
            <text:p>L20</text:p>
          </table:table-cell>
        </table:table-row>
        <table:table-row>
          <table:table-cell table:style-name="ce28" office:value-type="string">
            <text:p>Request In</text:p>
          </table:table-cell>
          <table:table-cell table:style-name="ce28" office:value-type="string">
            <text:p>M17</text:p>
          </table:table-cell>
        </table:table-row>
        <table:table-row>
          <table:table-cell table:style-name="ce28" office:value-type="string">
            <text:p>Mark 0 Out</text:p>
          </table:table-cell>
          <table:table-cell table:style-name="ce28" office:value-type="string">
            <text:p>M18</text:p>
          </table:table-cell>
        </table:table-row>
        <table:table-row>
          <table:table-cell table:style-name="ce28" office:value-type="string">
            <text:p>Metering Out</text:p>
          </table:table-cell>
          <table:table-cell table:style-name="ce28" office:value-type="string">
            <text:p>M19</text:p>
          </table:table-cell>
        </table:table-row>
        <table:table-row>
          <table:table-cell table:style-name="ce28" office:value-type="string">
            <text:p>GPIO 1</text:p>
          </table:table-cell>
          <table:table-cell table:style-name="ce28" office:value-type="string">
            <text:p>M20</text:p>
          </table:table-cell>
        </table:table-row>
        <table:table-row>
          <table:table-cell table:style-name="ce28" office:value-type="string">
            <text:p>Disconnect In</text:p>
          </table:table-cell>
          <table:table-cell table:style-name="ce28" office:value-type="string">
            <text:p>N17</text:p>
          </table:table-cell>
        </table:table-row>
        <table:table-row>
          <table:table-cell table:style-name="ce28" office:value-type="string">
            <text:p>Address Out</text:p>
          </table:table-cell>
          <table:table-cell table:style-name="ce28" office:value-type="string">
            <text:p>N20</text:p>
          </table:table-cell>
        </table:table-row>
        <table:table-row>
          <table:table-cell table:style-name="ce28" office:value-type="string">
            <text:p>Select Out</text:p>
          </table:table-cell>
          <table:table-cell table:style-name="ce28" office:value-type="string">
            <text:p>P18</text:p>
          </table:table-cell>
        </table:table-row>
        <table:table-row>
          <table:table-cell table:style-name="ce28" office:value-type="string">
            <text:p>Command Out</text:p>
          </table:table-cell>
          <table:table-cell table:style-name="ce28" office:value-type="string">
            <text:p>P19</text:p>
          </table:table-cell>
        </table:table-row>
        <table:table-row>
          <table:table-cell table:style-name="ce28" office:value-type="string">
            <text:p>Select In</text:p>
          </table:table-cell>
          <table:table-cell table:style-name="ce28" office:value-type="string">
            <text:p>P20</text:p>
          </table:table-cell>
        </table:table-row>
        <table:table-row>
          <table:table-cell table:style-name="ce28" office:value-type="string">
            <text:p>Data In</text:p>
          </table:table-cell>
          <table:table-cell table:style-name="ce28" office:value-type="string">
            <text:p>R18</text:p>
          </table:table-cell>
        </table:table-row>
        <table:table-row>
          <table:table-cell table:style-name="ce28" office:value-type="string">
            <text:p>Data Out</text:p>
          </table:table-cell>
          <table:table-cell table:style-name="ce28" office:value-type="string">
            <text:p>R19</text:p>
          </table:table-cell>
        </table:table-row>
        <table:table-row>
          <table:table-cell table:style-name="ce28" office:value-type="string">
            <text:p>Operational Out</text:p>
          </table:table-cell>
          <table:table-cell table:style-name="ce28" office:value-type="string">
            <text:p>T19</text:p>
          </table:table-cell>
        </table:table-row>
        <table:table-row>
          <table:table-cell table:style-name="ce28" office:value-type="string">
            <text:p>Suppress Out</text:p>
          </table:table-cell>
          <table:table-cell table:style-name="ce28" office:value-type="string">
            <text:p>T20</text:p>
          </table:table-cell>
        </table:table-row>
        <table:table-row>
          <table:table-cell table:style-name="ce28" office:value-type="string">
            <text:p>Driver Enable</text:p>
          </table:table-cell>
          <table:table-cell table:style-name="ce28" office:value-type="string">
            <text:p>U19</text:p>
          </table:table-cell>
        </table:table-row>
        <table:table-row>
          <table:table-cell table:style-name="ce28" office:value-type="string">
            <text:p>Service Out</text:p>
          </table:table-cell>
          <table:table-cell table:style-name="ce28" office:value-type="string">
            <text:p>U20</text:p>
          </table:table-cell>
        </table:table-row>
        <table:table-row>
          <table:table-cell table:style-name="ce28" office:value-type="string">
            <text:p>Hold Out</text:p>
          </table:table-cell>
          <table:table-cell table:style-name="ce28" office:value-type="string">
            <text:p>V20</text:p>
          </table:table-cell>
        </table:table-row>
      </table:table>
      <table:named-expressions/>
      <table:database-ranges>
        <table:database-range table:name="__Anonymous_Sheet_DB__3" table:target-range-address="XDC.B1:XDC.C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0">00/00/0000</text:date>, <text:time style:data-style-name="N2" text:time-value="17:15:54.0928756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12:30.338308355</meta:creation-date>
    <dc:date>2024-06-20T17:18:02.749071564</dc:date>
    <meta:editing-duration>PT7H57M17S</meta:editing-duration>
    <meta:editing-cycles>33</meta:editing-cycles>
    <meta:generator>LibreOffice/7.6.7.2$Linux_X86_64 LibreOffice_project/60$Build-2</meta:generator>
    <meta:print-date>2024-06-17T11:22:56.356362106</meta:print-date>
    <meta:printed-by>PDF files</meta:printed-by>
    <meta:document-statistic meta:table-count="4" meta:cell-count="566" meta:object-count="0"/>
  </office:meta>
</office:document-meta>
</file>